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5A86E56824ECB1A7ED.jpg" manifest:media-type="image/jpeg"/>
  <manifest:file-entry manifest:full-path="Pictures/1000000000000064000000528104113F660A6F5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2" style:family="table">
      <style:table-properties style:width="15.286cm" fo:margin-left="0cm" fo:margin-top="0cm" fo:margin-bottom="0cm" table:align="left" style:writing-mode="lr-tb"/>
    </style:style>
    <style:style style:name="Tabla2.A" style:family="table-column">
      <style:table-column-properties style:column-width="2.748cm"/>
    </style:style>
    <style:style style:name="Tabla2.B" style:family="table-column">
      <style:table-column-properties style:column-width="10.123cm"/>
    </style:style>
    <style:style style:name="Tabla2.C" style:family="table-column">
      <style:table-column-properties style:column-width="2.415cm"/>
    </style:style>
    <style:style style:name="Tabla2.1" style:family="table-row">
      <style:table-row-properties style:min-row-height="2.007cm" fo:keep-together="auto"/>
    </style:style>
    <style:style style:name="Tabla2.A1" style:family="table-cell">
      <style:table-cell-properties fo:padding-left="0.009cm" fo:padding-right="0.079cm" fo:padding-top="0.021cm" fo:padding-bottom="0cm" fo:border="0.5pt solid #000000" style:writing-mode="lr-tb"/>
    </style:style>
    <style:style style:name="Tabla3" style:family="table">
      <style:table-properties style:width="15.286cm" fo:margin-left="0cm" fo:margin-top="0cm" fo:margin-bottom="0cm" table:align="left" style:writing-mode="lr-tb"/>
    </style:style>
    <style:style style:name="Tabla3.A" style:family="table-column">
      <style:table-column-properties style:column-width="2.748cm"/>
    </style:style>
    <style:style style:name="Tabla3.B" style:family="table-column">
      <style:table-column-properties style:column-width="10.123cm"/>
    </style:style>
    <style:style style:name="Tabla3.C" style:family="table-column">
      <style:table-column-properties style:column-width="2.415cm"/>
    </style:style>
    <style:style style:name="Tabla3.1" style:family="table-row">
      <style:table-row-properties style:min-row-height="2.007cm" fo:keep-together="auto"/>
    </style:style>
    <style:style style:name="Tabla3.A1" style:family="table-cell">
      <style:table-cell-properties fo:padding-left="0.009cm" fo:padding-right="0.079cm" fo:padding-top="0.021cm" fo:padding-bottom="0cm" fo:border="0.5pt solid #000000" style:writing-mode="lr-tb"/>
    </style:style>
    <style:style style:name="P1" style:family="paragraph" style:parent-style-name="Standard">
      <style:paragraph-properties fo:margin-top="0cm" fo:margin-bottom="1.868cm" style:contextual-spacing="false"/>
      <style:text-properties style:font-name="Arial" fo:font-size="10pt" style:font-name-asian="Arial2" style:font-size-asian="10pt" style:font-name-complex="Arial2"/>
    </style:style>
    <style:style style:name="P2" style:family="paragraph" style:parent-style-name="Standard">
      <style:paragraph-properties fo:margin-top="0cm" fo:margin-bottom="0cm" style:contextual-spacing="false"/>
      <style:text-properties style:font-name="Arial" fo:font-size="10pt" style:font-name-asian="Arial2" style:font-size-asian="10pt" style:font-name-complex="Arial2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true" style:language-asian="es" style:country-asian="ES" style:font-size-complex="12pt" style:language-complex="ar" style:country-complex="SA"/>
    </style:style>
    <style:style style:name="P4" style:family="paragraph" style:parent-style-name="Standard">
      <style:paragraph-properties fo:margin-left="0.078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1.693cm" fo:margin-right="1.49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es" fo:country="ES" style:letter-kerning="true" style:font-name-asian="Times New Roman1" style:language-asian="es" style:country-asian="ES" style:font-name-complex="Times New Roman1" style:font-size-complex="12pt" style:language-complex="ar" style:country-complex="SA"/>
    </style:style>
    <style:style style:name="P7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</style:style>
    <style:style style:name="P8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style:use-window-font-color="true" loext:opacity="0%" style:font-name="Courier New" fo:font-size="10pt" style:font-name-asian="Courier New1" style:font-size-asian="10pt" style:font-name-complex="Courier New1" style:font-size-complex="10pt"/>
    </style:style>
    <style:style style:name="P9" style:family="paragraph" style:parent-style-name="Heading_20_1">
      <style:text-properties officeooo:rsid="0038afa1" officeooo:paragraph-rsid="0038afa1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Contents_20_Heading">
      <style:paragraph-properties fo:margin-left="1.249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Heading_20_1">
      <style:text-properties style:font-name="Calibri" style:font-name-complex="Calibri1" style:font-size-complex="11pt"/>
    </style:style>
    <style:style style:name="P13" style:family="paragraph" style:parent-style-name="List_20_Paragraph" style:list-style-name="WWNum27">
      <style:paragraph-properties fo:margin-left="1.884cm" fo:margin-right="0.093cm" fo:margin-top="0cm" fo:margin-bottom="0.071cm" style:contextual-spacing="true" fo:line-height="112%" fo:text-indent="-0.635cm" style:auto-text-indent="false">
        <style:tab-stops>
          <style:tab-stop style:position="0.635cm"/>
        </style:tab-stops>
      </style:paragraph-properties>
    </style:style>
    <style:style style:name="P14" style:family="paragraph" style:parent-style-name="List_20_Paragraph" style:list-style-name="WWNum27">
      <style:paragraph-properties fo:margin-left="1.884cm" fo:margin-right="0.093cm" fo:margin-top="0cm" fo:margin-bottom="0.071cm" style:contextual-spacing="tru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style:font-weight-asian="bold" style:font-weight-complex="bold"/>
    </style:style>
    <style:style style:name="P15" style:family="paragraph" style:parent-style-name="List_20_Paragraph" style:list-style-name="WWNum27">
      <style:paragraph-properties fo:margin-left="1.884cm" fo:margin-right="0.093cm" fo:margin-top="0cm" fo:margin-bottom="0.071cm" style:contextual-spacing="tru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style:font-name-asian="Cambria1" style:font-weight-asian="bold" style:font-size-complex="11pt" style:font-weight-complex="bold"/>
    </style:style>
    <style:style style:name="P16" style:family="paragraph" style:parent-style-name="List_20_Paragraph">
      <style:paragraph-properties fo:margin-top="0cm" fo:margin-bottom="0cm" style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a6099" loext:opacity="100%" style:font-name="Courier New" fo:font-size="10pt" fo:font-weight="bold" style:letter-kerning="false" style:font-name-asian="Times New Roman1" style:font-size-asian="10pt" style:font-weight-asian="bold" style:font-name-complex="Courier New1" style:font-size-complex="10pt" style:font-weight-complex="bold"/>
    </style:style>
    <style:style style:name="P17" style:family="paragraph" style:parent-style-name="List_20_Paragraph" style:list-style-name="WWNum21">
      <style:paragraph-properties fo:margin-top="0cm" fo:margin-bottom="0.023cm" style:contextual-spacing="true" fo:line-height="103%"/>
    </style:style>
    <style:style style:name="P18" style:family="paragraph" style:parent-style-name="List_20_Paragraph" style:list-style-name="WWNum22">
      <style:paragraph-properties fo:margin-top="0cm" fo:margin-bottom="0.023cm" style:contextual-spacing="true" fo:line-height="103%"/>
    </style:style>
    <style:style style:name="P19" style:family="paragraph" style:parent-style-name="List_20_Paragraph" style:list-style-name="WWNum23">
      <style:paragraph-properties fo:margin-top="0cm" fo:margin-bottom="0.023cm" style:contextual-spacing="true" fo:line-height="103%"/>
    </style:style>
    <style:style style:name="P20" style:family="paragraph" style:parent-style-name="Standard" style:master-page-name="First_20_Page">
      <style:paragraph-properties style:page-number="auto"/>
      <style:text-properties style:font-name-asian="Times New Roman1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P22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/>
    </style:style>
    <style:style style:name="P23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  <style:text-properties officeooo:paragraph-rsid="0030e0ca"/>
    </style:style>
    <style:style style:name="P25" style:family="paragraph" style:parent-style-name="Standard" style:list-style-name="WWNum19">
      <style:paragraph-properties fo:margin-left="1.884cm" fo:margin-right="0.093cm" fo:margin-top="0cm" fo:margin-bottom="0.071cm" style:contextual-spacing="false" fo:line-height="112%" fo:text-indent="-0.635cm" style:auto-text-indent="false"/>
    </style:style>
    <style:style style:name="P26" style:family="paragraph" style:parent-style-name="Standard">
      <style:paragraph-properties fo:margin-left="1.884cm" fo:margin-right="0.093cm" fo:margin-top="0cm" fo:margin-bottom="0.071cm" style:contextual-spacing="false" fo:line-height="112%" fo:text-indent="0cm" style:auto-text-indent="false"/>
    </style:style>
    <style:style style:name="P27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/>
      <style:text-properties fo:color="#2a6099" loext:opacity="100%" fo:font-weight="bold" style:font-weight-asian="bold" style:font-weight-complex="bold"/>
    </style:style>
    <style:style style:name="P28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style:font-weight-asian="bold" style:font-weight-complex="bold"/>
    </style:style>
    <style:style style:name="P29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officeooo:paragraph-rsid="0030e0ca" style:font-weight-asian="bold" style:font-weight-complex="bold"/>
    </style:style>
    <style:style style:name="P30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0cm" style:auto-text-indent="false">
        <style:tab-stops>
          <style:tab-stop style:position="0.635cm"/>
        </style:tab-stops>
      </style:paragraph-properties>
      <style:text-properties fo:color="#2a6099" loext:opacity="100%" fo:font-weight="bold" style:font-weight-asian="bold" style:font-weight-complex="bold"/>
    </style:style>
    <style:style style:name="P31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officeooo:rsid="0031fdd0" style:font-weight-asian="bold" style:font-weight-complex="bold"/>
    </style:style>
    <style:style style:name="P32" style:family="paragraph" style:parent-style-name="Standard" style:list-style-name="WWNum27">
      <style:paragraph-properties fo:margin-left="1.884cm" fo:margin-right="0.093cm" fo:margin-top="0cm" fo:margin-bottom="0.355cm" style:contextual-spacing="false" fo:line-height="103%" fo:text-indent="-0.635cm" style:auto-text-indent="false"/>
      <style:text-properties fo:color="#2a6099" loext:opacity="100%" fo:font-weight="bold" style:font-weight-asian="bold" style:font-weight-complex="bold"/>
    </style:style>
    <style:style style:name="P33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fo:font-weight="bold" style:font-weight-asian="bold" style:font-weight-complex="bold"/>
    </style:style>
    <style:style style:name="P34" style:family="paragraph" style:parent-style-name="Standard" style:list-style-name="WWNum18">
      <style:paragraph-properties fo:margin-top="0.494cm" fo:margin-bottom="0.494cm" style:contextual-spacing="false" fo:line-height="100%"/>
      <style:text-properties fo:color="#2a6099" loext:opacity="100%" fo:font-weight="bold" style:font-weight-asian="bold" style:font-weight-complex="bold"/>
    </style:style>
    <style:style style:name="P35" style:family="paragraph" style:parent-style-name="Standard" style:list-style-name="WWNum17">
      <style:paragraph-properties fo:margin-left="0.614cm" fo:margin-right="0cm" fo:margin-top="0cm" fo:margin-bottom="0cm" style:contextual-spacing="false" fo:line-height="103%" fo:text-indent="0.079cm" style:auto-text-indent="false"/>
      <style:text-properties fo:color="#2a6099" loext:opacity="100%" fo:font-weight="bold" style:font-weight-asian="bold" style:font-size-complex="11pt" style:font-weight-complex="bold"/>
    </style:style>
    <style:style style:name="P36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>
        <style:tab-stops>
          <style:tab-stop style:position="0.635cm"/>
        </style:tab-stops>
      </style:paragraph-properties>
      <style:text-properties fo:color="#2a6099" loext:opacity="100%" fo:font-weight="bold" style:font-name-asian="Cambria1" style:font-weight-asian="bold" style:font-weight-complex="bold"/>
    </style:style>
    <style:style style:name="P37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/>
      <style:text-properties fo:color="#2a6099" loext:opacity="100%" fo:font-weight="bold" style:font-name-asian="Cambria1" style:font-weight-asian="bold" style:font-weight-complex="bold"/>
    </style:style>
    <style:style style:name="P38" style:family="paragraph" style:parent-style-name="Standard" style:list-style-name="WWNum27">
      <style:paragraph-properties fo:margin-left="1.884cm" fo:margin-right="0.093cm" fo:margin-top="0cm" fo:margin-bottom="0.355cm" style:contextual-spacing="false" fo:line-height="103%" fo:text-indent="-0.635cm" style:auto-text-indent="false"/>
      <style:text-properties fo:color="#2a6099" loext:opacity="100%" fo:font-weight="bold" style:font-name-asian="Cambria1" style:font-weight-asian="bold" style:font-weight-complex="bold"/>
    </style:style>
    <style:style style:name="P39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fo:font-weight="bold" style:font-name-asian="Times New Roman1" style:font-weight-asian="bold" style:font-size-complex="11pt" style:font-weight-complex="bold"/>
    </style:style>
    <style:style style:name="P40" style:family="paragraph" style:parent-style-name="Standard" style:list-style-name="WWNum17">
      <style:paragraph-properties fo:margin-left="0.614cm" fo:margin-right="0cm" fo:margin-top="0cm" fo:margin-bottom="0cm" style:contextual-spacing="false" fo:line-height="103%" fo:text-indent="0.079cm" style:auto-text-indent="false"/>
      <style:text-properties fo:color="#2a6099" loext:opacity="100%" fo:font-weight="bold" style:font-name-asian="Times New Roman1" style:font-weight-asian="bold" style:font-size-complex="11pt" style:font-weight-complex="bold"/>
    </style:style>
    <style:style style:name="P41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fo:font-weight="bold" officeooo:rsid="003b73ff" style:font-name-asian="Times New Roman1" style:font-weight-asian="bold" style:font-size-complex="11pt" style:font-weight-complex="bold"/>
    </style:style>
    <style:style style:name="P42" style:family="paragraph" style:parent-style-name="Standard" style:list-style-name="WWNum18">
      <style:paragraph-properties fo:margin-top="0.494cm" fo:margin-bottom="0.494cm" style:contextual-spacing="false" fo:line-height="100%"/>
      <style:text-properties fo:color="#2a6099" loext:opacity="100%" fo:font-weight="bold" style:letter-kerning="false" style:font-name-asian="Times New Roman1" style:font-weight-asian="bold" style:font-size-complex="11pt" style:font-weight-complex="bold"/>
    </style:style>
    <style:style style:name="P43" style:family="paragraph" style:parent-style-name="Standard" style:list-style-name="WWNum27">
      <style:paragraph-properties fo:margin-left="1.884cm" fo:margin-right="0.093cm" fo:margin-top="0cm" fo:margin-bottom="0.071cm" style:contextual-spacing="false" fo:line-height="112%" fo:text-indent="-0.635cm" style:auto-text-indent="false"/>
      <style:text-properties fo:color="#2a6099" loext:opacity="100%" style:font-name="Calibri" fo:font-size="11pt" fo:font-weight="bold" style:font-name-asian="Calibri1" style:font-size-asian="11pt" style:font-weight-asian="bold" style:font-name-complex="Calibri1" style:font-weight-complex="bold"/>
    </style:style>
    <style:style style:name="P44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45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6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  <style:text-properties fo:color="#2a6099" loext:opacity="100%" style:font-name="Calibri" fo:font-size="11pt" fo:font-weight="bold" style:font-name-asian="Times New Roman1" style:font-size-asian="11pt" style:font-weight-asian="bold" style:font-name-complex="Calibri1" style:font-size-complex="11pt" style:font-weight-complex="bold"/>
    </style:style>
    <style:style style:name="P47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</style:style>
    <style:style style:name="P48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officeooo:paragraph-rsid="0030e0ca"/>
    </style:style>
    <style:style style:name="P49" style:family="paragraph" style:parent-style-name="Standard">
      <loext:graphic-properties draw:fill="solid" draw:fill-color="#c1e4f5"/>
      <style:paragraph-properties fo:margin-left="3.747cm" fo:margin-right="0cm" fo:margin-top="0cm" fo:margin-bottom="0cm" style:contextual-spacing="false" fo:line-height="100%" fo:text-indent="-1.249cm" style:auto-text-indent="false" fo:background-color="#c1e4f5" fo:padding="0.141cm" fo:border="0.51pt solid #000000" style:shadow="none"/>
    </style:style>
    <style:style style:name="P50" style:family="paragraph" style:parent-style-name="Standard" style:list-style-name="WWNum18">
      <style:paragraph-properties fo:margin-top="0.494cm" fo:margin-bottom="0.494cm" style:contextual-spacing="false" fo:line-height="100%"/>
    </style:style>
    <style:style style:name="P51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officeooo:paragraph-rsid="003b73ff"/>
    </style:style>
    <style:style style:name="P52" style:family="paragraph" style:parent-style-name="Standard">
      <style:paragraph-properties fo:margin-left="1.884cm" fo:margin-right="0cm" fo:margin-top="0cm" fo:margin-bottom="0.355cm" style:contextual-spacing="false" fo:line-height="103%" fo:text-indent="0cm" style:auto-text-indent="false"/>
    </style:style>
    <style:style style:name="P53" style:family="paragraph" style:parent-style-name="Standard">
      <style:paragraph-properties fo:margin-left="1.884cm" fo:margin-right="0cm" fo:margin-top="0cm" fo:margin-bottom="0.023cm" style:contextual-spacing="false" fo:line-height="103%" fo:text-indent="0cm" style:auto-text-indent="false"/>
    </style:style>
    <style:style style:name="P54" style:family="paragraph" style:parent-style-name="Standard" style:list-style-name="WWNum27">
      <style:paragraph-properties fo:margin-left="1.884cm" fo:margin-right="0.093cm" fo:margin-top="0cm" fo:margin-bottom="0.355cm" style:contextual-spacing="false" fo:line-height="103%" fo:text-indent="-0.635cm" style:auto-text-indent="false"/>
    </style:style>
    <style:style style:name="P55" style:family="paragraph" style:parent-style-name="Standard" style:list-style-name="WWNum17">
      <style:paragraph-properties fo:margin-left="1.884cm" fo:margin-right="0cm" fo:margin-top="0cm" fo:margin-bottom="0.023cm" style:contextual-spacing="false" fo:line-height="103%" fo:text-indent="-0.635cm" style:auto-text-indent="false"/>
    </style:style>
    <style:style style:name="P56" style:family="paragraph" style:parent-style-name="Standard" style:list-style-name="WWNum17">
      <style:paragraph-properties fo:margin-left="0.614cm" fo:margin-right="0cm" fo:margin-top="0cm" fo:margin-bottom="0cm" style:contextual-spacing="false" fo:line-height="103%" fo:text-indent="0.079cm" style:auto-text-indent="false"/>
    </style:style>
    <style:style style:name="P57" style:family="paragraph" style:parent-style-name="Standard">
      <style:paragraph-properties fo:margin-left="0cm" fo:margin-right="0.093cm" fo:margin-top="0cm" fo:margin-bottom="0.071cm" style:contextual-spacing="false" fo:line-height="112%" fo:text-indent="0cm" style:auto-text-indent="false"/>
      <style:text-properties style:font-name-asian="Cambria1"/>
    </style:style>
    <style:style style:name="P58" style:family="paragraph" style:parent-style-name="Standard" style:list-style-name="WWNum19">
      <style:paragraph-properties fo:margin-left="1.884cm" fo:margin-right="0.093cm" fo:margin-top="0cm" fo:margin-bottom="0.071cm" style:contextual-spacing="false" fo:line-height="112%" fo:text-indent="-0.635cm" style:auto-text-indent="false"/>
      <style:text-properties style:font-name-asian="Cambria1"/>
    </style:style>
    <style:style style:name="P59" style:family="paragraph" style:parent-style-name="Standard" style:list-style-name="WWNum19">
      <style:paragraph-properties fo:margin-left="1.884cm" fo:margin-right="0.093cm" fo:margin-top="0cm" fo:margin-bottom="0cm" style:contextual-spacing="false" fo:line-height="104%" fo:text-indent="-0.635cm" style:auto-text-indent="false"/>
      <style:text-properties style:font-name-asian="Cambria1"/>
    </style:style>
    <style:style style:name="P60" style:family="paragraph" style:parent-style-name="Standard">
      <style:paragraph-properties fo:margin-top="0cm" fo:margin-bottom="0.012cm" style:contextual-spacing="false"/>
    </style:style>
    <style:style style:name="P61" style:family="paragraph" style:parent-style-name="Standard">
      <style:paragraph-properties fo:margin-left="1.884cm" fo:margin-right="0cm" fo:margin-top="0cm" fo:margin-bottom="0.023cm" style:contextual-spacing="false" fo:line-height="103%" fo:text-indent="0cm" style:auto-text-indent="false"/>
      <style:text-properties style:font-size-complex="11pt"/>
    </style:style>
    <style:style style:name="P62" style:family="paragraph" style:parent-style-name="Standard">
      <style:paragraph-properties fo:margin-top="0cm" fo:margin-bottom="0cm" style:contextual-spacing="false"/>
    </style:style>
    <style:style style:name="P63" style:family="paragraph" style:parent-style-name="Standard">
      <style:paragraph-properties fo:margin-top="0cm" fo:margin-bottom="0.143cm" style:contextual-spacing="false"/>
    </style:style>
    <style:style style:name="P64" style:family="paragraph" style:parent-style-name="Standard">
      <style:paragraph-properties fo:margin-top="0cm" fo:margin-bottom="0.212cm" style:contextual-spacing="false"/>
    </style:style>
    <style:style style:name="P65" style:family="paragraph" style:parent-style-name="Standard">
      <style:paragraph-properties fo:margin-left="1.884cm" fo:margin-right="0cm" fo:margin-top="0.494cm" fo:margin-bottom="0.494cm" style:contextual-spacing="false" fo:line-height="100%" fo:text-indent="0cm" style:auto-text-indent="false"/>
      <style:text-properties style:use-window-font-color="true" loext:opacity="0%" style:letter-kerning="false" style:font-name-asian="Times New Roman1" style:font-size-complex="11pt"/>
    </style:style>
    <style:style style:name="P66" style:family="paragraph" style:parent-style-name="Standard">
      <style:paragraph-properties fo:margin-top="0cm" fo:margin-bottom="0.236cm" style:contextual-spacing="false"/>
    </style:style>
    <style:style style:name="P67" style:family="paragraph" style:parent-style-name="Standard">
      <style:paragraph-properties fo:margin-left="0cm" fo:margin-right="0.093cm" fo:margin-top="0cm" fo:margin-bottom="0.071cm" style:contextual-spacing="false" fo:line-height="112%" fo:text-indent="0cm" style:auto-text-indent="false"/>
      <style:text-properties fo:color="#000000" loext:opacity="100%" style:font-size-complex="11pt"/>
    </style:style>
    <style:style style:name="P68" style:family="paragraph" style:parent-style-name="Standard" style:list-style-name="WWNum19">
      <style:paragraph-properties fo:margin-left="1.884cm" fo:margin-right="0.093cm" fo:margin-top="0cm" fo:margin-bottom="0cm" style:contextual-spacing="false" fo:line-height="104%" fo:text-indent="-0.635cm" style:auto-text-indent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-asian="Times New Roman1"/>
    </style:style>
    <style:style style:name="T3" style:family="text">
      <style:text-properties style:font-name-asian="Times New Roman1" style:font-size-complex="11pt"/>
    </style:style>
    <style:style style:name="T4" style:family="text">
      <style:text-properties officeooo:rsid="003b73ff" style:font-name-asian="Times New Roman1" style:font-size-complex="11pt"/>
    </style:style>
    <style:style style:name="T5" style:family="text">
      <style:text-properties style:font-size-complex="11pt"/>
    </style:style>
    <style:style style:name="T6" style:family="text">
      <style:text-properties style:font-name="Calibri" fo:font-size="11pt" style:font-size-asian="11pt" style:font-name-complex="Calibri1"/>
    </style:style>
    <style:style style:name="T7" style:family="text">
      <style:text-properties style:font-name="Calibri" fo:font-size="11pt" style:font-size-asian="11pt" style:font-name-complex="Calibri1" style:font-size-complex="11pt"/>
    </style:style>
    <style:style style:name="T8" style:family="text">
      <style:text-properties style:font-name="Calibri" style:font-name-complex="Calibri1" style:font-size-complex="11pt"/>
    </style:style>
    <style:style style:name="T9" style:family="text">
      <style:text-properties fo:color="#000000" loext:opacity="100%" style:font-name="Calibri" style:text-underline-style="none" fo:font-weight="normal" style:font-name-asian="Calibri1" style:font-weight-asian="normal" style:font-name-complex="Calibri1" style:font-weight-complex="normal"/>
    </style:style>
    <style:style style:name="T10" style:family="text">
      <style:text-properties fo:color="#000000" loext:opacity="100%" style:font-name-asian="Cambria1" style:font-size-complex="11pt"/>
    </style:style>
    <style:style style:name="T11" style:family="text">
      <style:text-properties fo:color="#000000" loext:opacity="100%" style:font-size-complex="11pt"/>
    </style:style>
    <style:style style:name="T12" style:family="text">
      <style:text-properties style:font-name-asian="Cambria1"/>
    </style:style>
    <style:style style:name="T13" style:family="text">
      <style:text-properties style:font-name-asian="Cambria1" style:font-size-complex="11pt"/>
    </style:style>
    <style:style style:name="T14" style:family="text">
      <style:text-properties officeooo:rsid="003000a9" style:font-name-asian="Cambria1"/>
    </style:style>
    <style:style style:name="T15" style:family="text">
      <style:text-properties officeooo:rsid="003b73ff" style:font-name-asian="Cambria1"/>
    </style:style>
    <style:style style:name="T16" style:family="text">
      <style:text-properties style:use-window-font-color="true" loext:opacity="0%" style:font-name="Courier New" fo:font-size="10pt" style:font-name-asian="Courier New1" style:font-size-asian="10pt" style:font-name-complex="Courier New1" style:font-size-complex="10pt"/>
    </style:style>
    <style:style style:name="T17" style:family="text">
      <style:text-properties style:use-window-font-color="true" loext:opacity="0%" style:font-name="Courier New" fo:font-size="10pt" style:letter-kerning="false" style:font-name-asian="Times New Roman1" style:font-size-asian="10pt" style:font-name-complex="Courier New1" style:font-size-complex="10pt"/>
    </style:style>
    <style:style style:name="T18" style:family="text">
      <style:text-properties style:use-window-font-color="true" loext:opacity="0%" style:font-name="Courier New" fo:font-size="10pt" fo:language="en" fo:country="US" style:font-name-asian="Courier New1" style:font-size-asian="10pt" style:font-name-complex="Courier New1" style:font-size-complex="10pt"/>
    </style:style>
    <style:style style:name="T19" style:family="text">
      <style:text-properties style:use-window-font-color="true" loext:opacity="0%" style:font-name="Aptos" fo:font-size="10pt" style:font-size-asian="10pt" style:font-size-complex="10pt"/>
    </style:style>
    <style:style style:name="T20" style:family="text">
      <style:text-properties style:use-window-font-color="true" loext:opacity="0%" style:letter-kerning="false" style:font-name-asian="Times New Roman1"/>
    </style:style>
    <style:style style:name="T21" style:family="text">
      <style:text-properties style:use-window-font-color="true" loext:opacity="0%" style:letter-kerning="false" style:font-name-asian="Times New Roman1" style:font-size-complex="11pt"/>
    </style:style>
    <style:style style:name="T22" style:family="text">
      <style:text-properties style:use-window-font-color="true" loext:opacity="0%" style:font-name-asian="Times New Roman1"/>
    </style:style>
    <style:style style:name="T23" style:family="text">
      <style:text-properties fo:color="#3a7c22" loext:opacity="100%" style:font-name="Aptos" fo:font-weight="bold" style:font-weight-asian="bold" style:font-weight-complex="bold"/>
    </style:style>
    <style:style style:name="T24" style:family="text">
      <style:text-properties style:font-name="Courier New" style:font-name-asian="Courier New1" style:font-name-complex="Courier New1"/>
    </style:style>
    <style:style style:name="T25" style:family="text">
      <style:text-properties style:font-name-asian="Arial2"/>
    </style:style>
    <style:style style:name="T26" style:family="text">
      <style:text-properties style:font-name-asian="Arial2" style:font-size-complex="11pt"/>
    </style:style>
    <style:style style:name="T27" style:family="text">
      <style:text-properties fo:font-weight="bold" style:font-name-asian="Arial2" style:font-weight-asian="bold" style:font-size-complex="11pt"/>
    </style:style>
    <style:style style:name="T28" style:family="text">
      <style:text-properties fo:font-style="italic" style:font-style-asian="italic"/>
    </style:style>
    <style:style style:name="T29" style:family="text">
      <style:text-properties style:letter-kerning="false" style:font-name-asian="Times New Roman1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2"/>
      <text:p text:style-name="Standard" loext:marker-style-name="T5"><text:span text:style-name="T3"><text:s text:c="2"/></text:span><text:span text:style-name="T3"/></text:p>
      <text:p text:style-name="P11" loext:marker-style-name="T7"/>
      <text:p text:style-name="P11" loext:marker-style-name="T7"/>
      <text:p text:style-name="P10" loext:marker-style-name="T6">Ejercicios XPATH. Parte 2<text:span text:style-name="T6"/></text:p>
      <text:p text:style-name="Standard"><text:s/></text:p>
      <text:p text:style-name="P21" loext:marker-style-name="T5"><text:span text:style-name="T5">Los ejercicios se deben entregar en Word, debajo de sus respectivos enunciados. Las respuestas aparecerán en color azul.</text:span><text:span text:style-name="T5"/></text:p>
      <text:h text:style-name="Heading_20_1" text:outline-level="1" loext:marker-style-name="T9"><text:bookmark-start text:name="_Toc162350943"/>Ejercicio 7. <text:span text:style-name="T9">Dado el ejercicio ej7.xml:</text:span><text:span text:style-name="T9"/></text:h>
      <text:list text:style-name="WWNum27">
        <text:list-item>
          <text:p text:style-name="P22" loext:marker-style-name="T12"><text:span text:style-name="T12">Años convertido a número</text:span></text:p>
          <text:p text:style-name="P27">//campeonato/@año/number()</text:p>
        </text:list-item>
        <text:list-item>
          <text:p text:style-name="P22" loext:marker-style-name="T12"><text:span text:style-name="T12">Media de todos los años</text:span></text:p>
          <text:p text:style-name="P27">avg(//campeonato/@año)</text:p>
        </text:list-item>
        <text:list-item>
          <text:p text:style-name="P22" loext:marker-style-name="T12"><text:span text:style-name="T12">El año más alto</text:span></text:p>
          <text:p text:style-name="P27">max(//campeonato/@año)</text:p>
        </text:list-item>
        <text:list-item>
          <text:p text:style-name="P22" loext:marker-style-name="T12"><text:span text:style-name="T12">El año más bajo</text:span></text:p>
          <text:p text:style-name="P27">min(//campeonato/@año)</text:p>
        </text:list-item>
        <text:list-item>
          <text:p text:style-name="P22" loext:marker-style-name="T12"><text:span text:style-name="T12">Número de pilotos diferentes</text:span></text:p>
          <text:p text:style-name="P27">count(distinct-values(//piloto/nombre/text()))</text:p>
        </text:list-item>
        <text:list-item>
          <text:p text:style-name="P22" loext:marker-style-name="T12"><text:span text:style-name="T12">suma de los años</text:span></text:p>
          <text:p text:style-name="P27">sum(//campeonato/@año)</text:p>
        </text:list-item>
        <text:list-item>
          <text:p text:style-name="P22" loext:marker-style-name="T12"><text:span text:style-name="T12">Nombre de todos los pilotos que empiezan por F o por M</text:span></text:p>
          <text:p text:style-name="P27">//pilotos/piloto/nombre[starts-with(.,"F") or starts-with(.,"M")]</text:p>
        </text:list-item>
      </text:list>
      <text:p text:style-name="P7" loext:marker-style-name="T16"><text:span text:style-name="T16">&lt;nombre&gt;Fernando Alonso&lt;/nombre&gt;</text:span><text:span text:style-name="T16"/></text:p>
      <text:p text:style-name="P7" loext:marker-style-name="T16"><text:span text:style-name="T16">&lt;nombre&gt;Max Verstappen&lt;/nombre&gt;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que tienen menos de 13 caracteres</text:span></text:p>
          <text:p text:style-name="P27">//pilotos/piloto/nombre[string-length(.)&lt;13]</text:p>
        </text:list-item>
      </text:list>
      <text:p text:style-name="P7" loext:marker-style-name="T16"><text:span text:style-name="T16">&lt;nombre&gt;Carlos Sainz&lt;/nombre&gt;</text:span><text:span text:style-name="T16"/></text:p>
      <text:p text:style-name="P7" loext:marker-style-name="T16"><text:span text:style-name="T16">&lt;nombre&gt;Sergio Pérez&lt;/nombre&gt;</text:span><text:span text:style-name="T16"/></text:p>
      <text:list text:continue-numbering="true" text:style-name="WWNum27">
        <text:list-item>
          <text:p text:style-name="P22" loext:marker-style-name="T12"><text:span text:style-name="T12">Numero de caracteres de los nombres de los pilotos</text:span></text:p>
          <text:p text:style-name="P27">//pilotos/piloto/string-length(nombre)</text:p>
        </text:list-item>
      </text:list>
      <text:p text:style-name="P7" loext:marker-style-name="T16"><text:span text:style-name="T16">14</text:span><text:span text:style-name="T16"/></text:p>
      <text:p text:style-name="P7" loext:marker-style-name="T16"><text:span text:style-name="T16">14</text:span><text:span text:style-name="T16"/></text:p>
      <text:p text:style-name="P7" loext:marker-style-name="T16"><text:span text:style-name="T16">15</text:span><text:span text:style-name="T16"/></text:p>
      <text:p text:style-name="P7" loext:marker-style-name="T16"><text:span text:style-name="T16">15</text:span><text:span text:style-name="T16"/></text:p>
      <text:p text:style-name="P7" loext:marker-style-name="T16"><text:span text:style-name="T16">12</text:span><text:span text:style-name="T16"/></text:p>
      <text:p text:style-name="P7" loext:marker-style-name="T16"><text:span text:style-name="T16">12</text:span></text:p>
      <text:list text:continue-numbering="true" text:style-name="WWNum27">
        <text:list-item>
          <text:p text:style-name="P22" loext:marker-style-name="T12"><text:span text:style-name="T12">Mínimo número de caracteres del nombre de un piloto</text:span></text:p>
          <text:p text:style-name="P43">min(//pilotos/piloto/string-length(nombre))</text:p>
        </text:list-item>
      </text:list>
      <text:p text:style-name="P7" loext:marker-style-name="T16"><text:soft-page-break/><text:span text:style-name="T16">12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con menor número de caracteres</text:span></text:p>
          <text:p text:style-name="P27">//pilotos/piloto/nombre[string-length(.) = min(//pilotos/piloto/string-length(nombre))]</text:p>
        </text:list-item>
      </text:list>
      <text:p text:style-name="P7" loext:marker-style-name="T16"><text:span text:style-name="T16">&lt;nombre&gt;Carlos Sainz&lt;/nombre&gt;</text:span><text:span text:style-name="T16"/></text:p>
      <text:p text:style-name="P7" loext:marker-style-name="T16"><text:span text:style-name="T16">&lt;nombre&gt;Sergio Pérez&lt;/nombre&gt;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cuyo nombre contiene la letra a</text:span></text:p>
          <text:p text:style-name="P27">//pilotos/piloto/nombre[contains(.,"a")]</text:p>
        </text:list-item>
      </text:list>
      <text:p text:style-name="P7" loext:marker-style-name="T16"><text:span text:style-name="T16">&lt;nombre&gt;Fernando Alonso&lt;/nombre&gt;</text:span><text:span text:style-name="T16"/></text:p>
      <text:p text:style-name="P7" loext:marker-style-name="T16"><text:span text:style-name="T16">&lt;nombre&gt;Michel Schumacher&lt;/nombre&gt;</text:span><text:span text:style-name="T16"/></text:p>
      <text:p text:style-name="P7" loext:marker-style-name="T16"><text:span text:style-name="T16">&lt;nombre&gt;Lewis Hamilton&lt;/nombre&gt;</text:span><text:span text:style-name="T16"/></text:p>
      <text:p text:style-name="P7" loext:marker-style-name="T16"><text:span text:style-name="T16">&lt;nombre&gt;Jason Button&lt;/nombre&gt;</text:span><text:span text:style-name="T16"/></text:p>
      <text:p text:style-name="P7" loext:marker-style-name="T16"><text:span text:style-name="T16">&lt;nombre&gt;Mark Webber&lt;/nombre&gt;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cuto nombre no contiene la letra a.</text:span></text:p>
          <text:p text:style-name="P27">//pilotos/piloto/nombre[not(contains(.,"a"))]</text:p>
        </text:list-item>
      </text:list>
      <text:p text:style-name="P7" loext:marker-style-name="T16"><text:span text:style-name="T16">&lt;nombre&gt;Vettel&lt;/nombre&gt;</text:span><text:span text:style-name="T16"/></text:p>
      <text:list text:continue-numbering="true" text:style-name="WWNum27">
        <text:list-item>
          <text:p text:style-name="P22" loext:marker-style-name="T12"><text:span text:style-name="T12">Nombre de paises o continentes en los que se han realizado un gran premio. Usa substring-after con el nombre de la carrera</text:span></text:p>
          <text:p text:style-name="P27">//carrera/substring-after(nombre, "de")</text:p>
        </text:list-item>
      </text:list>
      <text:p text:style-name="P7" loext:marker-style-name="T16"><text:span text:style-name="T16">Australia</text:span><text:span text:style-name="T16"/></text:p>
      <text:p text:style-name="P7" loext:marker-style-name="T16"><text:span text:style-name="T16">Gran Bretaña</text:span><text:span text:style-name="T16"/></text:p>
      <text:p text:style-name="P7" loext:marker-style-name="T16"><text:span text:style-name="T16">Hungría</text:span><text:span text:style-name="T16"/></text:p>
      <text:p text:style-name="P7" loext:marker-style-name="T16"><text:span text:style-name="T16">Australia</text:span><text:span text:style-name="T16"/></text:p>
      <text:p text:style-name="P7" loext:marker-style-name="T16"><text:span text:style-name="T16">Gran Bretaña</text:span><text:span text:style-name="T16"/></text:p>
      <text:p text:style-name="P7" loext:marker-style-name="T16"><text:span text:style-name="T16">Italia</text:span><text:span text:style-name="T16"/></text:p>
      <text:p text:style-name="P7" loext:marker-style-name="T16"><text:span text:style-name="T16">España</text:span><text:span text:style-name="T16"/></text:p>
      <text:p text:style-name="P7" loext:marker-style-name="T16"><text:span text:style-name="T16">Arabia Saudita</text:span><text:span text:style-name="T16"/></text:p>
      <text:p text:style-name="P7" loext:marker-style-name="T16"><text:span text:style-name="T16">Australia</text:span><text:span text:style-name="T16"/></text:p>
      <text:p text:style-name="P7" loext:marker-style-name="T16"><text:span text:style-name="T16">España</text:span><text:span text:style-name="T16"/></text:p>
      <text:p text:style-name="P7" loext:marker-style-name="T16"><text:span text:style-name="T16">Gran Bretaña</text:span><text:span text:style-name="T16"/></text:p>
      <text:p text:style-name="P7" loext:marker-style-name="T16"><text:span text:style-name="T16">Francia</text:span><text:span text:style-name="T16"/></text:p>
      <text:list text:continue-numbering="true" text:style-name="WWNum27">
        <text:list-item>
          <text:p text:style-name="P22" loext:marker-style-name="T12"><text:span text:style-name="T12">Numeros de los identificadores de los circuitos (sin que aparezca el C)</text:span></text:p>
          <text:p text:style-name="P27">//circuito/nombre/substring-after(@circuitoId,"C")</text:p>
        </text:list-item>
      </text:list>
      <text:p text:style-name="P7" loext:marker-style-name="T16"><text:span text:style-name="T16">01</text:span><text:span text:style-name="T16"/></text:p>
      <text:p text:style-name="P7" loext:marker-style-name="T16"><text:span text:style-name="T16">02</text:span><text:span text:style-name="T16"/></text:p>
      <text:p text:style-name="P7" loext:marker-style-name="T16"><text:span text:style-name="T16">03</text:span><text:span text:style-name="T16"/></text:p>
      <text:p text:style-name="P7" loext:marker-style-name="T16"><text:span text:style-name="T16">04</text:span><text:span text:style-name="T16"/></text:p>
      <text:p text:style-name="P7" loext:marker-style-name="T16"><text:span text:style-name="T16">05</text:span><text:span text:style-name="T16"/></text:p>
      <text:p text:style-name="P7" loext:marker-style-name="T16"><text:span text:style-name="T16">06</text:span><text:span text:style-name="T16"/></text:p>
      <text:p text:style-name="P7" loext:marker-style-name="T16"><text:span text:style-name="T16">07</text:span><text:span text:style-name="T16"/></text:p>
      <text:list text:continue-numbering="true" text:style-name="WWNum27">
        <text:list-item>
          <text:p text:style-name="P23" loext:marker-style-name="T12"><text:span text:style-name="T12">Nombre seguido del id de todos los pilotos</text:span></text:p>
          <text:p text:style-name="P28">//pilotos/piloto/concat(nombre, ". ID:", @pilotoId)</text:p>
        </text:list-item>
      </text:list>
      <text:p text:style-name="P7" loext:marker-style-name="T16"><text:span text:style-name="T16">Fernando Alonso. ID: P01</text:span><text:span text:style-name="T16"/></text:p>
      <text:p text:style-name="P7" loext:marker-style-name="T16"><text:span text:style-name="T16">Lewis Hamilton. ID: P02</text:span><text:span text:style-name="T16"/></text:p>
      <text:p text:style-name="P7" loext:marker-style-name="T16"><text:span text:style-name="T16">Max Verstappen. ID: P03</text:span><text:span text:style-name="T16"/></text:p>
      <text:p text:style-name="P7" loext:marker-style-name="T16"><text:soft-page-break/><text:span text:style-name="T16">Valtteri Bottas. ID: P04</text:span><text:span text:style-name="T16"/></text:p>
      <text:p text:style-name="P7" loext:marker-style-name="T16"><text:span text:style-name="T16">Charles Leclerc. ID: P05</text:span><text:span text:style-name="T16"/></text:p>
      <text:p text:style-name="P7" loext:marker-style-name="T16"><text:span text:style-name="T16">Carlos Sainz. ID: P06</text:span><text:span text:style-name="T16"/></text:p>
      <text:p text:style-name="P7" loext:marker-style-name="T16"><text:span text:style-name="T16">Sergio Pérez. ID: P07</text:span><text:span text:style-name="T16"/></text:p>
      <text:list text:continue-numbering="true" text:style-name="WWNum27">
        <text:list-item>
          <text:p text:style-name="P23" loext:marker-style-name="T12"><text:span text:style-name="T12">Nombre seguido del id de todos los pilotos de Nacionalidad Española</text:span></text:p>
          <text:p text:style-name="P28">//pilotos/piloto[nacionalidad="Española"]/concat(nombre, ". ID:", @pilotoId)</text:p>
        </text:list-item>
      </text:list>
      <text:p text:style-name="P7" loext:marker-style-name="T16"><text:span text:style-name="T16">Fernando Alonso. ID: P01</text:span><text:span text:style-name="T16"/></text:p>
      <text:p text:style-name="P7" loext:marker-style-name="T16"><text:span text:style-name="T16">Carlos Sainz. ID: P06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que no han sido campeones del mundo (no tienen <text:s/>Titulos)</text:span></text:p>
          <text:p text:style-name="P27">//pilotos/piloto[count(titulos/titulo)=0]/nombre</text:p>
          <text:p text:style-name="P27">//pilotos/piloto[not(titulos)]/nombre</text:p>
        </text:list-item>
      </text:list>
      <text:p text:style-name="P7" loext:marker-style-name="T16"><text:span text:style-name="T16">&lt;nombre&gt;Valtteri Bottas&lt;/nombre&gt;</text:span><text:span text:style-name="T16"/></text:p>
      <text:p text:style-name="P7" loext:marker-style-name="T16"><text:span text:style-name="T16">&lt;nombre&gt;Carlos Sainz&lt;/nombre&gt;</text:span><text:span text:style-name="T16"/></text:p>
      <text:p text:style-name="P7" loext:marker-style-name="T16"><text:span text:style-name="T16">&lt;nombre&gt;Sergio Pérez&lt;/nombre&gt;</text:span><text:span text:style-name="T16"/></text:p>
      <text:list text:continue-numbering="true" text:style-name="WWNum27">
        <text:list-item>
          <text:p text:style-name="P22" loext:marker-style-name="T12"><text:span text:style-name="T23">I</text:span><text:span text:style-name="T12">nformación asociada (todos los elementos con titulos incluidos) a Fernando Alonso</text:span></text:p>
          <text:p text:style-name="P27">//pilotos/piloto[nombre="Fernando Alonso"]/*</text:p>
        </text:list-item>
      </text:list>
      <text:p text:style-name="P7" loext:marker-style-name="T16"><text:span text:style-name="T16">&lt;nombre&gt;Fernando Alonso&lt;/nombre&gt;</text:span><text:span text:style-name="T16"/></text:p>
      <text:p text:style-name="P7" loext:marker-style-name="T16"><text:span text:style-name="T16">&lt;nacionalidad&gt;Española&lt;/nacionalidad&gt;</text:span><text:span text:style-name="T16"/></text:p>
      <text:p text:style-name="P7" loext:marker-style-name="T16"><text:span text:style-name="T16">&lt;equipo&gt;Alpine&lt;/equipo&gt;</text:span><text:span text:style-name="T16"/></text:p>
      <text:p text:style-name="P7" loext:marker-style-name="T16"><text:span text:style-name="T16">&lt;titulos&gt;</text:span><text:span text:style-name="T16"/></text:p>
      <text:p text:style-name="P7" loext:marker-style-name="T16"><text:span text:style-name="T16"><text:s text:c="16"/>&lt;titulo&gt;2005&lt;/titulo&gt;</text:span><text:span text:style-name="T16"/></text:p>
      <text:p text:style-name="P7" loext:marker-style-name="T16"><text:span text:style-name="T16"><text:s text:c="16"/>&lt;titulo&gt;2006&lt;/titulo&gt;</text:span><text:span text:style-name="T16"/></text:p>
      <text:p text:style-name="P7" loext:marker-style-name="T16"><text:span text:style-name="T16"><text:s text:c="12"/>&lt;/titulos&gt;</text:span><text:span text:style-name="T16"/></text:p>
      <text:p text:style-name="P7" loext:marker-style-name="T16"><text:span text:style-name="T16">&lt;titulo&gt;2005&lt;/titulo&gt;</text:span><text:span text:style-name="T16"/></text:p>
      <text:p text:style-name="P7" loext:marker-style-name="T16"><text:span text:style-name="T16">&lt;titulo&gt;2006&lt;/titulo&gt;</text:span><text:span text:style-name="T16"/></text:p>
      <text:list text:continue-numbering="true" text:style-name="WWNum27">
        <text:list-item>
          <text:p text:style-name="P22" loext:marker-style-name="T12"><text:span text:style-name="T12">Pilotos y el número de títulos ganados</text:span></text:p>
          <text:p text:style-name="P27">//pilotos/piloto/concat(nombre,", ",count(titulos/titulo))</text:p>
        </text:list-item>
      </text:list>
      <text:p text:style-name="P7" loext:marker-style-name="T16"><text:span text:style-name="T16">Fernando Alonso,2</text:span><text:span text:style-name="T16"/></text:p>
      <text:p text:style-name="P7" loext:marker-style-name="T16"><text:span text:style-name="T16">Lewis Hamilton,7</text:span><text:span text:style-name="T16"/></text:p>
      <text:p text:style-name="P7" loext:marker-style-name="T16"><text:span text:style-name="T16">Max Verstappen,2</text:span><text:span text:style-name="T16"/></text:p>
      <text:p text:style-name="P7" loext:marker-style-name="T16"><text:span text:style-name="T16">Valtteri Bottas,0</text:span><text:span text:style-name="T16"/></text:p>
      <text:p text:style-name="P7" loext:marker-style-name="T16"><text:span text:style-name="T16">Charles Leclerc,1</text:span><text:span text:style-name="T16"/></text:p>
      <text:p text:style-name="P7" loext:marker-style-name="T16"><text:span text:style-name="T16">Carlos Sainz,0</text:span><text:span text:style-name="T16"/></text:p>
      <text:p text:style-name="P7" loext:marker-style-name="T16"><text:span text:style-name="T16">Sergio Pérez,0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que han ganado más de un titulo</text:span></text:p>
          <text:p text:style-name="P27">//pilotos/piloto[count(titulos/titulo)&gt;1]/nombre</text:p>
        </text:list-item>
      </text:list>
      <text:p text:style-name="P7" loext:marker-style-name="T16"><text:span text:style-name="T16">&lt;nombre&gt;Fernando Alonso&lt;/nombre&gt;</text:span><text:span text:style-name="T16"/></text:p>
      <text:p text:style-name="P7" loext:marker-style-name="T16"><text:span text:style-name="T16">&lt;nombre&gt;Lewis Hamilton&lt;/nombre&gt;</text:span><text:span text:style-name="T16"/></text:p>
      <text:p text:style-name="P7" loext:marker-style-name="T16"><text:span text:style-name="T16">&lt;nombre&gt;Max Verstappen&lt;/nombre&gt;</text:span><text:span text:style-name="T16"/></text:p>
      <text:list text:continue-numbering="true" text:style-name="WWNum27">
        <text:list-item>
          <text:p text:style-name="P23" loext:marker-style-name="T12"><text:span text:style-name="T12">Nombre de pilotos británicos que han sido campeones del mundo antes del 2010</text:span><text:span text:style-name="T12"/></text:p>
        </text:list-item>
      </text:list>
      <text:p text:style-name="P52" loext:marker-style-name="T23"><text:span text:style-name="T23">/mundiales/pilotos/piloto[nacionalidad='Británica' and titulos/titulo&lt;2010]/nombre</text:span><text:span text:style-name="T23"/></text:p>
      <text:p text:style-name="P7" loext:marker-style-name="T16"><text:span text:style-name="T16">&lt;nombre&gt;Lewis Hamilton&lt;/nombre&gt;</text:span></text:p>
      <text:p text:style-name="P7" loext:marker-style-name="T16"><text:soft-page-break/><text:span text:style-name="T16"/></text:p>
      <text:list text:continue-numbering="true" text:style-name="WWNum27">
        <text:list-item>
          <text:p text:style-name="P23" loext:marker-style-name="T12"><text:span text:style-name="T12">Nombre de los circuitos que se encuentran en España</text:span></text:p>
          <text:p text:style-name="P28">//circuitos/circuito[pais="España"]/nombre</text:p>
        </text:list-item>
      </text:list>
      <text:p text:style-name="P7" loext:marker-style-name="T16"><text:span text:style-name="T16">&lt;nombre circuitoId="C01"&gt;Barcelona-Catalunya&lt;/nombre&gt;</text:span><text:span text:style-name="T16"/></text:p>
      <text:p text:style-name="P7" loext:marker-style-name="T16"><text:span text:style-name="T16">&lt;nombre circuitoId="C08"&gt;Circuito Urbano de Valencia&lt;/nombre&gt;</text:span><text:span text:style-name="T16"/></text:p>
      <text:list text:continue-numbering="true" text:style-name="WWNum27">
        <text:list-item>
          <text:p text:style-name="P22" loext:marker-style-name="T12"><text:span text:style-name="T12">Número de carreras celebradas en 20</text:span><text:span text:style-name="T14">2</text:span><text:span text:style-name="T12">0</text:span></text:p>
          <text:p text:style-name="P27">count(//campeonato[@año="2020"]/carreras/carrera)</text:p>
        </text:list-item>
      </text:list>
      <text:p text:style-name="P7" loext:marker-style-name="T16"><text:span text:style-name="T16">3</text:span><text:span text:style-name="T16"/></text:p>
      <text:list text:continue-numbering="true" text:style-name="WWNum27">
        <text:list-item>
          <text:p text:style-name="P24" loext:marker-style-name="T12"><text:span text:style-name="T12">Nombres de los Grandes premios cuya longitud de nombre sea mayor a 27</text:span></text:p>
          <text:p text:style-name="P29">//campeonatos/campeonato/carreras/carrera[string-length(nombre)&gt;27]/nombre/text()</text:p>
        </text:list-item>
      </text:list>
      <text:p text:style-name="P48" loext:marker-style-name="T16"><text:span text:style-name="T19">Gran Premio de Arabia Saudita</text:span></text:p>
      <text:list text:continue-numbering="true" text:style-name="WWNum27">
        <text:list-item>
          <text:p text:style-name="P13" loext:marker-style-name="T10"><text:span text:style-name="T12"><text:s/>Países que empiezan por </text:span><text:span text:style-name="T24">I</text:span><text:span text:style-name="T12">, a los que pertenecen los circuitos</text:span></text:p>
          <text:p text:style-name="P14">//circuitos/circuito/pais[starts-with(.,"I")]</text:p>
        </text:list-item>
      </text:list>
      <text:p text:style-name="P7" loext:marker-style-name="T16"><text:span text:style-name="T16">&lt;pais&gt;Inglaterra&lt;/pais&gt;</text:span><text:span text:style-name="T16"/></text:p>
      <text:p text:style-name="P7" loext:marker-style-name="T16"><text:span text:style-name="T16">&lt;pais&gt;Italia&lt;/pais&gt;</text:span><text:span text:style-name="T16"/></text:p>
      <text:list text:continue-numbering="true" text:style-name="WWNum27">
        <text:list-item>
          <text:p text:style-name="P13" loext:marker-style-name="T10"><text:span text:style-name="T12">Numero de pilotos con nacionalidad española</text:span></text:p>
          <text:p text:style-name="P14">count(//pilotos/piloto/nacionalidad[text()="Española"])</text:p>
          <text:p text:style-name="P13" loext:marker-style-name="T10"><text:span text:style-name="T10"/></text:p>
        </text:list-item>
      </text:list>
      <text:p text:style-name="P7" loext:marker-style-name="T16"><text:span text:style-name="T16">2</text:span><text:span text:style-name="T16"/></text:p>
      <text:list text:continue-numbering="true" text:style-name="WWNum27">
        <text:list-item>
          <text:p text:style-name="P13" loext:marker-style-name="T10"><text:span text:style-name="T12">Nombre de los pilotos menos los que son de nacionalidad española (hazlo de dos formas diferentes)</text:span></text:p>
          <text:p text:style-name="P15">//pilotos/piloto[nacionalidad!="Española"]/nombre</text:p>
        </text:list-item>
      </text:list>
      <text:p text:style-name="P7" loext:marker-style-name="T16"><text:span text:style-name="T16">&lt;nombre&gt;Lewis Hamilton&lt;/nombre&gt;</text:span><text:span text:style-name="T16"/></text:p>
      <text:p text:style-name="P7" loext:marker-style-name="T16"><text:span text:style-name="T16">&lt;nombre&gt;Max Verstappen&lt;/nombre&gt;</text:span><text:span text:style-name="T16"/></text:p>
      <text:p text:style-name="P7" loext:marker-style-name="T16"><text:span text:style-name="T16">&lt;nombre&gt;Valtteri Bottas&lt;/nombre&gt;</text:span><text:span text:style-name="T16"/></text:p>
      <text:p text:style-name="P7" loext:marker-style-name="T16"><text:span text:style-name="T16">&lt;nombre&gt;Charles Leclerc&lt;/nombre&gt;</text:span><text:span text:style-name="T16"/></text:p>
      <text:p text:style-name="P7" loext:marker-style-name="T16"><text:span text:style-name="T16">&lt;nombre&gt;Sergio Pérez&lt;/nombre&gt;</text:span><text:span text:style-name="T16"/></text:p>
      <text:list text:continue-numbering="true" text:style-name="WWNum27">
        <text:list-item>
          <text:p text:style-name="P23" loext:marker-style-name="T12"><text:span text:style-name="T12">Nombre de los Grandes premios y código de los pilotos que han ganado alguna carrera en 2020</text:span></text:p>
          <text:p text:style-name="P36">//campeonato[@año='2020']//carrera/concat(nombre, ' - ' , resultado/piloto[@posicion='1']/@pilotoId)</text:p>
        </text:list-item>
      </text:list>
      <text:p text:style-name="P7" loext:marker-style-name="T16"><text:span text:style-name="T16">&lt;nombre circuitoId="C01"&gt;Gran Premio de Australia&lt;/nombre&gt;</text:span><text:span text:style-name="T16"/></text:p>
      <text:p text:style-name="P7" loext:marker-style-name="T16"><text:span text:style-name="T16">pilotoId="P05"</text:span><text:span text:style-name="T16"/></text:p>
      <text:p text:style-name="P7" loext:marker-style-name="T16"><text:span text:style-name="T16">&lt;nombre circuitoId="C02"&gt;Gran Premio de Gran Bretaña&lt;/nombre&gt;</text:span><text:span text:style-name="T16"/></text:p>
      <text:p text:style-name="P7" loext:marker-style-name="T16"><text:span text:style-name="T16">pilotoId="P03"</text:span><text:span text:style-name="T16"/></text:p>
      <text:p text:style-name="P7" loext:marker-style-name="T16"><text:span text:style-name="T16">&lt;nombre circuitoId="C03"&gt;Gran Premio de Hungría&lt;/nombre&gt;</text:span><text:span text:style-name="T16"/></text:p>
      <text:p text:style-name="P7" loext:marker-style-name="T16"><text:span text:style-name="T16">pilotoId="P02"</text:span><text:span text:style-name="T16"/></text:p>
      <text:list text:continue-numbering="true" text:style-name="WWNum27">
        <text:list-item>
          <text:p text:style-name="P23" loext:marker-style-name="T12"><text:span text:style-name="T12">Código de los pilotos que han ganado en el gran premio de España</text:span></text:p>
          <text:p text:style-name="P28">//campeonato//carrera[nombre[contains(text(), 'Gran Premio de España')]]/resultado/piloto[@posicion='1']/@pilotoId</text:p>
        </text:list-item>
      </text:list>
      <text:p text:style-name="P7" loext:marker-style-name="T16"><text:span text:style-name="T16">pilotoId="P05"</text:span><text:span text:style-name="T16"/></text:p>
      <text:p text:style-name="P7" loext:marker-style-name="T16"><text:soft-page-break/><text:span text:style-name="T16">pilotoId="P02"</text:span><text:span text:style-name="T16"/></text:p>
      <text:list text:continue-numbering="true" text:style-name="WWNum27">
        <text:list-item>
          <text:p text:style-name="P23" loext:marker-style-name="T12"><text:span text:style-name="T12">Id de los pilotos que han ganado alguna carrera y entre el 2023 y 2024 (ambos inclusive)</text:span></text:p>
          <text:p text:style-name="P36">//campeonato[@año &gt;= 2023 and @año &lt;= 2024]//carrera/resultado/piloto[@posicion='1']/@pilotoId</text:p>
        </text:list-item>
      </text:list>
      <text:p text:style-name="P7" loext:marker-style-name="T16"><text:span text:style-name="T16">pilotoId="P02"</text:span><text:span text:style-name="T16"/></text:p>
      <text:p text:style-name="P7" loext:marker-style-name="T16"><text:span text:style-name="T16">pilotoId="P01"</text:span><text:span text:style-name="T16"/></text:p>
      <text:p text:style-name="P7" loext:marker-style-name="T16"><text:span text:style-name="T16">pilotoId="P03"</text:span><text:span text:style-name="T16"/></text:p>
      <text:list text:continue-numbering="true" text:style-name="WWNum27">
        <text:list-item>
          <text:p text:style-name="P22" loext:marker-style-name="T12"><text:span text:style-name="T12">Nombre de los pilotos que han ganado alguna carrera y entre el 2023 y 2024 (ambos inclusive)</text:span></text:p>
          <text:p text:style-name="P37">//piloto[@pilotoId = //campeonato[@año &gt;= 2023 and @año &lt;= 2024]//carrera/resultado/piloto[@posicion='1']/@pilotoId]/nombre</text:p>
        </text:list-item>
      </text:list>
      <text:p text:style-name="P7" loext:marker-style-name="T16"><text:span text:style-name="T16">&lt;nombre&gt;Fernando Alonso&lt;/nombre&gt;</text:span><text:span text:style-name="T16"/></text:p>
      <text:p text:style-name="P7" loext:marker-style-name="T16"><text:span text:style-name="T16">&lt;nombre&gt;Lewis Hamilton&lt;/nombre&gt;</text:span><text:span text:style-name="T16"/></text:p>
      <text:p text:style-name="P49" loext:marker-style-name="T16"><text:span text:style-name="T16">&lt;nombre&gt;Max Verstappen&lt;/nombre&gt;</text:span><text:span text:style-name="T16"/></text:p>
      <text:list text:continue-numbering="true" text:style-name="WWNum27">
        <text:list-item>
          <text:p text:style-name="P23" loext:marker-style-name="T12"><text:span text:style-name="T12">Id del circuito donde se celebró el Gran Premio de España en 2022</text:span></text:p>
          <text:p text:style-name="P31">//campeonatos/campeonato[@año="2022"]/carreras/carrera/nombre[.="Gran Premio de España"]/@circuitoId</text:p>
        </text:list-item>
      </text:list>
      <text:p text:style-name="P7" loext:marker-style-name="T16"><text:span text:style-name="T16">circuitoId="C01"</text:span><text:span text:style-name="T16"/></text:p>
      <text:list text:continue-numbering="true" text:style-name="WWNum27">
        <text:list-item>
          <text:p text:style-name="P23" loext:marker-style-name="T12"><text:span text:style-name="T12">Nombre del circuito donde se celebró el Gran Premio de España en 2022</text:span></text:p>
          <text:p text:style-name="P28">//circuitos/circuito/nombre[@circuitoId=//campeonatos/campeonato[@año="2022"]/carreras/carrera/nombre[.="Gran Premio de España"]/@circuitoId]/text()</text:p>
        </text:list-item>
      </text:list>
      <text:p text:style-name="P7" loext:marker-style-name="T16"><text:span text:style-name="T16">Barcelona-Catalunya</text:span><text:span text:style-name="T16"/></text:p>
      <text:list text:continue-numbering="true" text:style-name="WWNum27">
        <text:list-item>
          <text:p text:style-name="P23" loext:marker-style-name="T12"><text:span text:style-name="T12">Nombre de los circuitos en España que han albergado carreras posteriores al 2020 (inclusive)</text:span></text:p>
          <text:p text:style-name="P28">//circuitos/circuito[pais="España"]/nombre[@circuitoId=//campeonatos/campeonato[@año&gt;=2020]/carreras/carrera/nombre/@circuitoId]</text:p>
        </text:list-item>
      </text:list>
      <text:p text:style-name="P7" loext:marker-style-name="T16"><text:span text:style-name="T16">&lt;nombre circuitoId="C01"&gt;Barcelona-Catalunya&lt;/nombre&gt;</text:span><text:span text:style-name="T16"/></text:p>
      <text:list text:continue-numbering="true" text:style-name="WWNum27">
        <text:list-item>
          <text:p text:style-name="P23" loext:marker-style-name="T12"><text:span text:style-name="T12">Nombre de los pilotos de E03 en 2020</text:span></text:p>
          <text:p text:style-name="P28">//pilotos/piloto[@pilotoId=//campeonato[@año="2020"]/carreras/carrera/resultado/piloto[@escuderiaId="E03"]/@pilotoId]/nombre</text:p>
        </text:list-item>
      </text:list>
      <text:p text:style-name="P7" loext:marker-style-name="T16"><text:span text:style-name="T16">&lt;nombre&gt;Max Verstappen&lt;/nombre&gt;</text:span><text:span text:style-name="T16"/></text:p>
      <text:list text:continue-numbering="true" text:style-name="WWNum27">
        <text:list-item>
          <text:p text:style-name="P23" loext:marker-style-name="T12"><text:span text:style-name="T12">Nombre de los pilotos de Red Bull en 2020</text:span></text:p>
          <text:p text:style-name="P28">//pilotos/piloto[@pilotoId=//campeonato[@año="2020"]/carreras/carrera/resultado/piloto[@escuderiaId=//escuderias/escuderia[nombre="Red Bull"]/@escuderiaId]/@pilotoId]/nombre</text:p>
        </text:list-item>
      </text:list>
      <text:p text:style-name="P7" loext:marker-style-name="T16"><text:span text:style-name="T16">&lt;nombre&gt;Max Verstappen&lt;/nombre&gt;</text:span><text:span text:style-name="T16"/></text:p>
      <text:list text:continue-numbering="true" text:style-name="WWNum27">
        <text:list-item>
          <text:p text:style-name="P23" loext:marker-style-name="T12"><text:span text:style-name="T12">Ids de los circuitos cuyo nombre contiene un guión. </text:span></text:p>
          <text:p text:style-name="P28">//circuito[contains(nombre, '-')]/nombre/@circuitoId</text:p>
        </text:list-item>
      </text:list>
      <text:p text:style-name="P7" loext:marker-style-name="T16"><text:span text:style-name="T16">circuitoId="C01"</text:span><text:span text:style-name="T16"/></text:p>
      <text:p text:style-name="P7" loext:marker-style-name="T16"><text:span text:style-name="T16">circuitoId="C05"</text:span><text:span text:style-name="T16"/></text:p>
      <text:list text:continue-numbering="true" text:style-name="WWNum27">
        <text:list-item>
          <text:p text:style-name="P54" loext:marker-style-name="T23"><text:soft-page-break/><text:span text:style-name="T12">Código de los pilotos que han ganado en circuitos cuyo nombre contenta un guion “-“ </text:span></text:p>
          <text:p text:style-name="P38">//carrera[contains(nombre, '-')]/resultado/piloto[@posicion='1']/@pilotoId</text:p>
        </text:list-item>
      </text:list>
      <text:p text:style-name="P7" loext:marker-style-name="T16"><text:span text:style-name="T16">P05</text:span><text:span text:style-name="T16"/></text:p>
      <text:p text:style-name="P7" loext:marker-style-name="T16"><text:span text:style-name="T16">P02</text:span><text:span text:style-name="T16"/></text:p>
      <text:list text:continue-numbering="true" text:style-name="WWNum27">
        <text:list-item>
          <text:p text:style-name="P54" loext:marker-style-name="T23"><text:span text:style-name="T12">Nombre de los pilotos que han ganado en circuitos cuyo nombre contenta un guion “-“ </text:span></text:p>
          <text:p text:style-name="P32"><text:span text:style-name="T12">//carrera[contains(nombre, '-')]/resultado/piloto[@posicion='1']/</text:span><text:span text:style-name="T15">nombre</text:span></text:p>
        </text:list-item>
      </text:list>
      <text:p text:style-name="P7" loext:marker-style-name="T16"><text:span text:style-name="T16">Lewis Hamilton</text:span><text:span text:style-name="T16"/></text:p>
      <text:p text:style-name="P7" loext:marker-style-name="T16"><text:span text:style-name="T16">Charles Leclerc</text:span><text:span text:style-name="T16"/></text:p>
      <text:list text:continue-numbering="true" text:style-name="WWNum27">
        <text:list-item>
          <text:p text:style-name="P54" loext:marker-style-name="T12"><text:span text:style-name="T12">Nombre de los pilotos que han ganado alguna carrera con Ferrari</text:span></text:p>
          <text:p text:style-name="P38">//piloto[@pilotoId = //carrera/resultado/piloto[@posicion='1' and @escuderiaId='E01']/@pilotoId]/nombre</text:p>
        </text:list-item>
        <text:list-item>
          <text:p text:style-name="P23" loext:marker-style-name="T12"><text:span text:style-name="T12">Apellido del piloto P06 (usar substring con el nombre)</text:span></text:p>
          <text:p text:style-name="P36">substring-after(//piloto[@pilotoId='P06']/nombre, ' ')</text:p>
        </text:list-item>
      </text:list>
      <text:p text:style-name="P7" loext:marker-style-name="T16"><text:span text:style-name="T16">Sainz</text:span></text:p>
      <text:list text:continue-numbering="true" text:style-name="WWNum27">
        <text:list-item>
          <text:p text:style-name="P23" loext:marker-style-name="T12"><text:span text:style-name="T12">Nombre de los pilotos cuyo nombre contiene la cadena de texto “i” y han ganado alguna carrera</text:span></text:p>
          <text:p text:style-name="P36">//piloto[contains(nombre, 'i') and @pilotoId = //campeonato/carreras/carrera/resultado/piloto/@pilotoId]/nombre</text:p>
        </text:list-item>
      </text:list>
      <text:p text:style-name="P7" loext:marker-style-name="T16"><text:span text:style-name="T16">&lt;nombre&gt;Lewis Hamilton&lt;/nombre&gt;</text:span><text:span text:style-name="T16"/></text:p>
      <text:p text:style-name="P7" loext:marker-style-name="T16"><text:span text:style-name="T16">&lt;nombre&gt;Carlos Sainz&lt;/nombre&gt;</text:span><text:span text:style-name="T16"/></text:p>
      <text:p text:style-name="P7" loext:marker-style-name="T16"><text:span text:style-name="T16">&lt;nombre&gt;Sergio Pérez&lt;/nombre&gt;</text:span><text:span text:style-name="T16"/></text:p>
      <text:list text:continue-numbering="true" text:style-name="WWNum27">
        <text:list-item>
          <text:p text:style-name="P23" loext:marker-style-name="T12"><text:span text:style-name="T12">Nombre de los pilotos que han ganado carreras en el menor año (usar función min)</text:span></text:p>
          <text:p text:style-name="P30">/mundiales/campeonatos/campeonato[@año = min(../campeonato/@año)]/carreras/carrera/resultado/piloto[@posicion='1']/../../nombre/text()</text:p>
        </text:list-item>
      </text:list>
      <text:p text:style-name="P7" loext:marker-style-name="T16"><text:span text:style-name="T19">&lt;nombre&gt;Fernando Alonso&lt;/nombre&gt;</text:span><text:span text:style-name="T16"/></text:p>
      <text:p text:style-name="P7" loext:marker-style-name="T16"><text:span text:style-name="T16">&lt;nombre&gt;Lewis Hamilton&lt;/nombre&gt;</text:span><text:span text:style-name="T16"/></text:p>
      <text:p text:style-name="P7" loext:marker-style-name="T16"><text:span text:style-name="T16">&lt;nombre&gt;Max Verstappen&lt;/nombre&gt;</text:span><text:span text:style-name="T16"/></text:p>
      <text:p text:style-name="P7" loext:marker-style-name="T16"><text:span text:style-name="T16">&lt;nombre&gt;Charles Leclerc&lt;/nombre&gt;</text:span><text:span text:style-name="T16"/></text:p>
      <text:p text:style-name="P7" loext:marker-style-name="T16"><text:span text:style-name="T16">&lt;nombre&gt;Carlos Sainz&lt;/nombre&gt;</text:span><text:span text:style-name="T16"/></text:p>
      <text:list text:continue-numbering="true" text:style-name="WWNum27">
        <text:list-item>
          <text:p text:style-name="P23" loext:marker-style-name="T12"><text:span text:style-name="T12">Id de los pilotos ganadores (en primera posición) de las carreras realizadas en el primer circuito del fichero</text:span></text:p>
          <text:p text:style-name="P36">/mundiales/campeonatos/campeonato/carreras/carrera[nombre[@circuitoId='C01']]/resultado/piloto[@posicion='1']/@pilotoId</text:p>
        </text:list-item>
      </text:list>
      <text:p text:style-name="P7" loext:marker-style-name="T16"><text:span text:style-name="T16">pilotoId="P05"</text:span><text:span text:style-name="T16"/></text:p>
      <text:p text:style-name="P7" loext:marker-style-name="T16"><text:span text:style-name="T16">pilotoId="P02"</text:span><text:span text:style-name="T16"/></text:p>
      <text:p text:style-name="P7" loext:marker-style-name="T16"><text:span text:style-name="T16">pilotoId="P05"</text:span><text:span text:style-name="T16"/></text:p>
      <text:p text:style-name="P7" loext:marker-style-name="T16"><text:span text:style-name="T16">pilotoId="P02"</text:span></text:p>
      <text:p text:style-name="P7" loext:marker-style-name="T16"><text:span text:style-name="T16"/></text:p>
      <text:list text:continue-numbering="true" text:style-name="WWNum27">
        <text:list-item>
          <text:p text:style-name="P23" loext:marker-style-name="T12"><text:soft-page-break/><text:span text:style-name="T12">Nombre del piloto con la misma nacionalidad que el piloto con ID=P01 (usa except)</text:span></text:p>
          <text:p text:style-name="P36">/mundiales/pilotos/piloto[@pilotoId != 'P01' and nacionalidad = /mundiales/pilotos/piloto[@pilotoId = 'P01']/nacionalidad]/nombre</text:p>
        </text:list-item>
      </text:list>
      <text:p text:style-name="P7" loext:marker-style-name="T16"><text:span text:style-name="T16">&lt;nombre&gt;Carlos Sainz&lt;/nombre&gt;</text:span><text:span text:style-name="T16"/></text:p>
      <text:p text:style-name="P57" loext:marker-style-name="T12"/>
      <text:list text:continue-numbering="true" text:style-name="WWNum27">
        <text:list-item>
          <text:p text:style-name="P23" loext:marker-style-name="T12"><text:span text:style-name="T12">Multiplica por 5 el número de Id del piloto que quedó segundo en la última Carrera del primer campeonato (usa substring para sacar el número, number para transformarlo en número)</text:span></text:p>
          <text:p text:style-name="P36">number(substring(/mundiales/campeonatos/campeonato[1]/carreras/carrera[last()]/resultado/piloto[@posicion='2']/@pilotoId, 2)) * 5</text:p>
        </text:list-item>
      </text:list>
      <text:p text:style-name="P7" loext:marker-style-name="T16"><text:span text:style-name="T16">15</text:span><text:span text:style-name="T16"/></text:p>
      <text:h text:style-name="P12" text:outline-level="1" loext:marker-style-name="T8"/>
      <text:h text:style-name="Heading_20_1" text:outline-level="1"><text:bookmark-start text:name="_Toc162350949"/><text:bookmark-end text:name="_Toc162350943"/>Ejercicio <text:bookmark-end text:name="_Toc162350949"/>8</text:h>
      <text:h text:style-name="Heading_20_1" text:outline-level="1"><text:s/></text:h>
      <text:p text:style-name="Standard">A partir del ejercicio8. Xml <text:span text:style-name="T26">, selecciona con XPATH</text:span></text:p>
      <text:p text:style-name="P60" loext:marker-style-name="T5"><text:span text:style-name="T26"><text:s/></text:span><text:span text:style-name="T26"/></text:p>
      <text:list text:style-name="WWNum17">
        <text:list-item>
          <text:p text:style-name="P55" loext:marker-style-name="T3"><text:span text:style-name="T3"><text:s/>Nombre de la Universidad </text:span></text:p>
          <text:p text:style-name="P39">/universidad/nombre/text()</text:p>
        </text:list-item>
      </text:list>
      <text:p text:style-name="P7" loext:marker-style-name="T16"><text:span text:style-name="T16">Universidad de Victoria</text:span><text:span text:style-name="T16"/></text:p>
      <text:list text:continue-numbering="true" text:style-name="WWNum17">
        <text:list-item>
          <text:p text:style-name="P55" loext:marker-style-name="T5"><text:span text:style-name="T3">Pais de la Universidad</text:span></text:p>
          <text:p text:style-name="P39">/universidad/pais/text()</text:p>
        </text:list-item>
      </text:list>
      <text:p text:style-name="P7" loext:marker-style-name="T16"><text:span text:style-name="T16">España</text:span><text:span text:style-name="T16"/></text:p>
      <text:list text:continue-numbering="true" text:style-name="WWNum17">
        <text:list-item>
          <text:p text:style-name="P55" loext:marker-style-name="T5"><text:span text:style-name="T3">Nombres de las Carreras</text:span></text:p>
          <text:p text:style-name="P33"><text:span text:style-name="T3">/universidad/carreras/carrera/nombre/text()</text:span></text:p>
        </text:list-item>
      </text:list>
      <text:p text:style-name="P7" loext:marker-style-name="T16"><text:span text:style-name="T16">I.T. Informática</text:span></text:p>
      <text:p text:style-name="P7" loext:marker-style-name="T16"><text:span text:style-name="T16">Dipl. Empresariales</text:span><text:span text:style-name="T16"/></text:p>
      <text:p text:style-name="P7" loext:marker-style-name="T16"><text:span text:style-name="T16">Dipl. Relaciones Laborales</text:span><text:span text:style-name="T16"/></text:p>
      <text:p text:style-name="P7" loext:marker-style-name="T16"><text:span text:style-name="T16">Lic. Quimica</text:span><text:span text:style-name="T16"/></text:p>
      <text:p text:style-name="P7" loext:marker-style-name="T16"><text:span text:style-name="T16">Lic. Biología</text:span><text:span text:style-name="T16"/></text:p>
      <text:p text:style-name="P7" loext:marker-style-name="T16"><text:span text:style-name="T16">Lic. Humanidades</text:span><text:span text:style-name="T16"/></text:p>
      <text:list text:continue-numbering="true" text:style-name="WWNum17">
        <text:list-item>
          <text:p text:style-name="P55" loext:marker-style-name="T5"><text:span text:style-name="T3">Año de plan de estudio de las carreras</text:span></text:p>
          <text:p text:style-name="P45">/universidad/carreras/carrera/plan/text()</text:p>
        </text:list-item>
      </text:list>
      <text:p text:style-name="P7" loext:marker-style-name="T16"><text:span text:style-name="T16">2003</text:span><text:span text:style-name="T16"/></text:p>
      <text:p text:style-name="P7" loext:marker-style-name="T16"><text:span text:style-name="T16">2001</text:span><text:span text:style-name="T16"/></text:p>
      <text:p text:style-name="P7" loext:marker-style-name="T16"><text:span text:style-name="T16">2001</text:span><text:span text:style-name="T16"/></text:p>
      <text:p text:style-name="P7" loext:marker-style-name="T16"><text:span text:style-name="T16">2003</text:span><text:span text:style-name="T16"/></text:p>
      <text:p text:style-name="P7" loext:marker-style-name="T16"><text:span text:style-name="T16">2001</text:span><text:span text:style-name="T16"/></text:p>
      <text:p text:style-name="P7" loext:marker-style-name="T16"><text:span text:style-name="T16">1980</text:span><text:span text:style-name="T16"/></text:p>
      <text:list text:continue-numbering="true" text:style-name="WWNum17">
        <text:list-item>
          <text:p text:style-name="P55" loext:marker-style-name="T5"><text:span text:style-name="T3">Nombres de todos los alumnos</text:span></text:p>
          <text:p text:style-name="P44">/universidad/alumnos/alumno/nombre/text()</text:p>
        </text:list-item>
      </text:list>
      <text:p text:style-name="P7" loext:marker-style-name="T16"><text:span text:style-name="T16">Víctor Manuel</text:span><text:span text:style-name="T16"/></text:p>
      <text:p text:style-name="P7" loext:marker-style-name="T16"><text:span text:style-name="T16">Luisa</text:span><text:span text:style-name="T16"/></text:p>
      <text:p text:style-name="P7" loext:marker-style-name="T16"><text:span text:style-name="T16">Fernando</text:span><text:span text:style-name="T16"/></text:p>
      <text:p text:style-name="P7" loext:marker-style-name="T16"><text:soft-page-break/><text:span text:style-name="T16">María</text:span><text:span text:style-name="T16"/></text:p>
      <text:list text:continue-numbering="true" text:style-name="WWNum17">
        <text:list-item>
          <text:p text:style-name="P55" loext:marker-style-name="T5"><text:span text:style-name="T3">Identificadores de todas las carreras</text:span></text:p>
          <text:p text:style-name="P46">/universidad/carreras/carrera/@id</text:p>
        </text:list-item>
      </text:list>
      <text:p text:style-name="P7" loext:marker-style-name="T16"><text:span text:style-name="T16">id="c01"</text:span><text:span text:style-name="T16"/></text:p>
      <text:p text:style-name="P7" loext:marker-style-name="T16"><text:span text:style-name="T16">id="c02"</text:span><text:span text:style-name="T16"/></text:p>
      <text:p text:style-name="P7" loext:marker-style-name="T16"><text:span text:style-name="T16">id="c03"</text:span><text:span text:style-name="T16"/></text:p>
      <text:p text:style-name="P7" loext:marker-style-name="T16"><text:span text:style-name="T16">id="c04"</text:span><text:span text:style-name="T16"/></text:p>
      <text:p text:style-name="P7" loext:marker-style-name="T16"><text:span text:style-name="T16">id="c05"</text:span><text:span text:style-name="T16"/></text:p>
      <text:p text:style-name="P7" loext:marker-style-name="T16"><text:span text:style-name="T16">id="c06"</text:span><text:span text:style-name="T16"/></text:p>
      <text:list text:continue-numbering="true" text:style-name="WWNum17">
        <text:list-item>
          <text:p text:style-name="P55" loext:marker-style-name="T5"><text:span text:style-name="T3">Datos de la carrera cuyo id es c01</text:span></text:p>
          <text:p text:style-name="P39">/universidad/carreras/carrera[@id='c01']</text:p>
        </text:list-item>
      </text:list>
      <text:p text:style-name="P7" loext:marker-style-name="T16"><text:span text:style-name="T16">&lt;carrera id="c01"&gt;</text:span><text:span text:style-name="T16"/></text:p>
      <text:p text:style-name="P7" loext:marker-style-name="T16"><text:span text:style-name="T16"><text:s text:c="12"/>&lt;nombre&gt;I.T. Informática&lt;/nombre&gt;</text:span><text:span text:style-name="T16"/></text:p>
      <text:p text:style-name="P7" loext:marker-style-name="T16"><text:span text:style-name="T16"><text:s text:c="12"/>&lt;plan&gt;2003&lt;/plan&gt;</text:span><text:span text:style-name="T16"/></text:p>
      <text:p text:style-name="P7" loext:marker-style-name="T16"><text:span text:style-name="T16"><text:s text:c="12"/>&lt;creditos&gt;250&lt;/creditos&gt;</text:span><text:span text:style-name="T16"/></text:p>
      <text:p text:style-name="P7" loext:marker-style-name="T16"><text:span text:style-name="T16"><text:s text:c="12"/>&lt;centro&gt;Escuela de Informática&lt;/centro&gt;</text:span><text:span text:style-name="T16"/></text:p>
      <text:p text:style-name="P7" loext:marker-style-name="T16"><text:span text:style-name="T16"><text:s text:c="8"/>&lt;/carrera&gt;</text:span><text:span text:style-name="T16"/></text:p>
      <text:list text:continue-numbering="true" text:style-name="WWNum17">
        <text:list-item>
          <text:p text:style-name="P55" loext:marker-style-name="T5"><text:span text:style-name="T3">Centro en que se estudia de la carrera cuyo id es c02</text:span></text:p>
          <text:p text:style-name="P39">/universidad/carreras/carrera[@id='c02']/centro</text:p>
        </text:list-item>
      </text:list>
      <text:p text:style-name="P7" loext:marker-style-name="T16"><text:span text:style-name="T16">&lt;centro&gt;Facultad de Ciencias Sociales&lt;/centro&gt;</text:span><text:span text:style-name="T16"/></text:p>
      <text:list text:continue-numbering="true" text:style-name="WWNum17">
        <text:list-item>
          <text:p text:style-name="P55" loext:marker-style-name="T5"><text:span text:style-name="T3">Nombre de las carreras que tengan subdirector</text:span></text:p>
          <text:p text:style-name="P46">/universidad/carreras/carrera[subdirector]/nombre</text:p>
        </text:list-item>
      </text:list>
      <text:p text:style-name="P7" loext:marker-style-name="T16"><text:span text:style-name="T16">&lt;nombre&gt;Dipl. Relaciones Laborales&lt;/nombre&gt;</text:span><text:span text:style-name="T16"/></text:p>
      <text:list text:continue-numbering="true" text:style-name="WWNum17">
        <text:list-item>
          <text:p text:style-name="P55" loext:marker-style-name="T5"><text:span text:style-name="T3">Nombre de los alumnos que estén haciendo proyecto </text:span></text:p>
          <text:p text:style-name="P39">/universidad/alumnos/alumno[estudios/proyecto]/nombre</text:p>
        </text:list-item>
      </text:list>
      <text:p text:style-name="P7" loext:marker-style-name="T16"><text:span text:style-name="T16">&lt;nombre&gt;Luisa&lt;/nombre&gt;</text:span><text:span text:style-name="T16"/></text:p>
      <text:p text:style-name="P7" loext:marker-style-name="T16"><text:span text:style-name="T16">&lt;nombre&gt;María&lt;/nombre&gt;</text:span><text:span text:style-name="T16"/></text:p>
      <text:list text:continue-numbering="true" text:style-name="WWNum17">
        <text:list-item>
          <text:p text:style-name="P55" loext:marker-style-name="T5"><text:span text:style-name="T3">Códigos de las carreras en las que hay algún alumno matriculado</text:span><text:span text:style-name="T3"/></text:p>
        </text:list-item>
      </text:list>
      <text:p text:style-name="P16">distinct-values(//alumno/estudios/carrera/@codigo)</text:p>
      <text:p text:style-name="P7" loext:marker-style-name="T16"><text:span text:style-name="T16">codigo="c01"</text:span><text:span text:style-name="T16"/></text:p>
      <text:p text:style-name="P7" loext:marker-style-name="T16"><text:span text:style-name="T16">codigo="c02"</text:span><text:span text:style-name="T16"/></text:p>
      <text:p text:style-name="P7" loext:marker-style-name="T16"><text:span text:style-name="T16">codigo="c02"</text:span><text:span text:style-name="T16"/></text:p>
      <text:p text:style-name="P7" loext:marker-style-name="T16"><text:span text:style-name="T16">codigo="c01"</text:span><text:span text:style-name="T16"/></text:p>
      <text:list text:continue-numbering="true" text:style-name="WWNum17">
        <text:list-item>
          <text:p text:style-name="P55" loext:marker-style-name="T5"><text:span text:style-name="T3">Apellidos y Nombre de los alumnos con beca. Usa la función “concat”</text:span></text:p>
          <text:p text:style-name="P39">/universidad/alumnos/alumno[@beca='si']/concat(apellido1, ' ', apellido2, ', ', nombre)</text:p>
        </text:list-item>
      </text:list>
      <text:p text:style-name="P7" loext:marker-style-name="T16"><text:span text:style-name="T16">Pérez Romero, Fernando</text:span><text:span text:style-name="T16"/></text:p>
      <text:list text:continue-numbering="true" text:style-name="WWNum17">
        <text:list-item>
          <text:p text:style-name="P55" loext:marker-style-name="T5"><text:span text:style-name="T3">Nombre de las asignaturas de la titulación c04 </text:span></text:p>
          <text:p text:style-name="P39">/universidad/asignaturas/asignatura[@titulacion='c04']/nombre</text:p>
        </text:list-item>
      </text:list>
      <text:p text:style-name="P7" loext:marker-style-name="T16"><text:span text:style-name="T16">&lt;nombre&gt;Pedagogía&lt;/nombre&gt;</text:span><text:span text:style-name="T16"/></text:p>
      <text:p text:style-name="P7" loext:marker-style-name="T16"><text:span text:style-name="T16">&lt;nombre&gt;Tecnología de los Alimentos&lt;/nombre&gt;</text:span><text:span text:style-name="T16"/></text:p>
      <text:list text:continue-numbering="true" text:style-name="WWNum17">
        <text:list-item>
          <text:p text:style-name="P55" loext:marker-style-name="T5"><text:span text:style-name="T3">Nombre de las asignaturas de segundo trimestre</text:span></text:p>
          <text:p text:style-name="P39">/universidad/asignaturas/asignatura[trimestre=2]/nombre</text:p>
        </text:list-item>
      </text:list>
      <text:p text:style-name="P7" loext:marker-style-name="T16"><text:span text:style-name="T16">&lt;nombre&gt;Ingeniería del Software&lt;/nombre&gt;</text:span><text:span text:style-name="T16"/></text:p>
      <text:p text:style-name="P7" loext:marker-style-name="T16"><text:soft-page-break/><text:span text:style-name="T16">&lt;nombre&gt;Pedagogía&lt;/nombre&gt;</text:span><text:span text:style-name="T16"/></text:p>
      <text:p text:style-name="P7" loext:marker-style-name="T16"><text:span text:style-name="T16">&lt;nombre&gt;Didáctica&lt;/nombre&gt;</text:span><text:span text:style-name="T16"/></text:p>
      <text:p text:style-name="P7" loext:marker-style-name="T16"><text:span text:style-name="T16">&lt;nombre&gt;Tecnología de los Alimentos&lt;/nombre&gt;</text:span><text:span text:style-name="T16"/></text:p>
      <text:p text:style-name="P7" loext:marker-style-name="T16"><text:span text:style-name="T16">&lt;nombre&gt;Historia del Pensamiento&lt;/nombre&gt;</text:span><text:span text:style-name="T16"/></text:p>
      <text:list text:continue-numbering="true" text:style-name="WWNum17">
        <text:list-item>
          <text:p text:style-name="P55" loext:marker-style-name="T5"><text:span text:style-name="T3">Nombre de las asignaturas que no tienen 4 créditos teóricos</text:span></text:p>
          <text:p text:style-name="P39">/universidad/asignaturas/asignatura[creditos_teoricos != 4]/nombre</text:p>
        </text:list-item>
      </text:list>
      <text:p text:style-name="P7" loext:marker-style-name="T16"><text:span text:style-name="T16">&lt;nombre&gt;Ofimática&lt;/nombre&gt;</text:span><text:span text:style-name="T16"/></text:p>
      <text:p text:style-name="P7" loext:marker-style-name="T16"><text:span text:style-name="T16">&lt;nombre&gt;Ingeniería del Software&lt;/nombre&gt;</text:span><text:span text:style-name="T16"/></text:p>
      <text:p text:style-name="P7" loext:marker-style-name="T16"><text:span text:style-name="T16">&lt;nombre&gt;Tecnología de los Alimentos&lt;/nombre&gt;</text:span><text:span text:style-name="T16"/></text:p>
      <text:p text:style-name="P7" loext:marker-style-name="T16"><text:span text:style-name="T16">&lt;nombre&gt;Bases de Datos&lt;/nombre&gt;</text:span><text:span text:style-name="T16"/></text:p>
      <text:p text:style-name="P7" loext:marker-style-name="T16"><text:span text:style-name="T16">&lt;nombre&gt;Historia del Pensamiento&lt;/nombre&gt;</text:span><text:span text:style-name="T16"/></text:p>
      <text:list text:continue-numbering="true" text:style-name="WWNum17">
        <text:list-item>
          <text:p text:style-name="P55" loext:marker-style-name="T5"><text:span text:style-name="T3">Código de la carrera que estudia el último alumn</text:span><text:span text:style-name="T4">o</text:span></text:p>
          <text:p text:style-name="P41">/universidad/alumnos/alumno[last()]/estudios/carrera/@codigo</text:p>
        </text:list-item>
      </text:list>
      <text:p text:style-name="P7" loext:marker-style-name="T16"><text:span text:style-name="T16">codigo="c01" </text:span><text:span text:style-name="T16"/></text:p>
      <text:list text:continue-numbering="true" text:style-name="WWNum17">
        <text:list-item>
          <text:p text:style-name="P55" loext:marker-style-name="T5"><text:span text:style-name="T3">Código de las asignaturas que estudian mujeres. Usa la función </text:span><text:span text:style-name="T17">distinct-values()</text:span><text:span text:style-name="T3">.</text:span></text:p>
          <text:p text:style-name="P39">distinct-values(/universidad/alumnos/alumno[sexo='Mujer']/estudios/asignaturas/asignatura/@codigo)</text:p>
        </text:list-item>
      </text:list>
      <text:p text:style-name="P7" loext:marker-style-name="T16"><text:span text:style-name="T16">a02</text:span><text:span text:style-name="T16"/></text:p>
      <text:p text:style-name="P7" loext:marker-style-name="T16"><text:span text:style-name="T16">a01</text:span><text:span text:style-name="T16"/></text:p>
      <text:p text:style-name="P7" loext:marker-style-name="T16"><text:span text:style-name="T16">a07</text:span><text:span text:style-name="T16"/></text:p>
      <text:list text:continue-numbering="true" text:style-name="WWNum17">
        <text:list-item>
          <text:p text:style-name="P55" loext:marker-style-name="T5"><text:span text:style-name="T3">Nombre de los alumnos que matriculados en la asignatura a02</text:span></text:p>
          <text:p text:style-name="P39">/universidad/alumnos/alumno[estudios/asignaturas/asignatura/@codigo='a02']/nombre</text:p>
        </text:list-item>
      </text:list>
      <text:p text:style-name="P7" loext:marker-style-name="T16"><text:span text:style-name="T16">&lt;nombre&gt;Víctor Manuel&lt;/nombre&gt;</text:span><text:span text:style-name="T16"/></text:p>
      <text:p text:style-name="P7" loext:marker-style-name="T16"><text:span text:style-name="T16">&lt;nombre&gt;Luisa&lt;/nombre&gt;</text:span><text:span text:style-name="T16"/></text:p>
      <text:p text:style-name="P7" loext:marker-style-name="T16"><text:span text:style-name="T16">&lt;nombre&gt;Fernando&lt;/nombre&gt;</text:span><text:span text:style-name="T16"/></text:p>
      <text:p text:style-name="P7" loext:marker-style-name="T16"><text:span text:style-name="T16">&lt;nombre&gt;María&lt;/nombre&gt;</text:span><text:span text:style-name="T16"/></text:p>
      <text:list text:continue-numbering="true" text:style-name="WWNum17">
        <text:list-item>
          <text:p text:style-name="P55" loext:marker-style-name="T5"><text:span text:style-name="T3">Códigos de las carreras que estudian los alumnos matriculados en alguna asignatura</text:span></text:p>
          <text:p text:style-name="P39">distinct-values(/universidad/alumnos/alumno/estudios/carrera/@codigo)</text:p>
        </text:list-item>
      </text:list>
      <text:p text:style-name="P7" loext:marker-style-name="T16"><text:span text:style-name="T16">codigo="c01"</text:span><text:span text:style-name="T16"/></text:p>
      <text:p text:style-name="P7" loext:marker-style-name="T16"><text:span text:style-name="T16">codigo="c02"</text:span><text:span text:style-name="T16"/></text:p>
      <text:p text:style-name="P7" loext:marker-style-name="T16"><text:span text:style-name="T16">codigo="c02"</text:span><text:span text:style-name="T16"/></text:p>
      <text:p text:style-name="P7" loext:marker-style-name="T16"><text:span text:style-name="T16">codigo="c01"</text:span><text:span text:style-name="T16"/></text:p>
      <text:list text:continue-numbering="true" text:style-name="WWNum17">
        <text:list-item>
          <text:p text:style-name="P55" loext:marker-style-name="T5"><text:span text:style-name="T3">Apellidos de todos los hombres</text:span></text:p>
          <text:p text:style-name="P39">/universidad/alumnos/alumno[sexo='Hombre']/concat(apellido1, ' ', apellido2)</text:p>
        </text:list-item>
      </text:list>
      <text:p text:style-name="P7" loext:marker-style-name="T16"><text:span text:style-name="T16">Rivas Santos</text:span><text:span text:style-name="T16"/></text:p>
      <text:p text:style-name="P7" loext:marker-style-name="T16"><text:span text:style-name="T16">Pérez Romero</text:span><text:span text:style-name="T16"/></text:p>
      <text:list text:continue-numbering="true" text:style-name="WWNum17">
        <text:list-item>
          <text:p text:style-name="P55" loext:marker-style-name="T5"><text:span text:style-name="T3">Nombre de la carrera que estudia Víctor Manuel</text:span></text:p>
          <text:p text:style-name="P39">/universidad/alumnos/alumno[nombre='Víctor Manuel']/estudios/carrera/nombre</text:p>
        </text:list-item>
      </text:list>
      <text:p text:style-name="P7" loext:marker-style-name="T16"><text:span text:style-name="T16">&lt;nombre&gt;I.T. Informática&lt;/nombre&gt;</text:span><text:span text:style-name="T16"/></text:p>
      <text:list text:continue-numbering="true" text:style-name="WWNum17">
        <text:list-item>
          <text:p text:style-name="P55" loext:marker-style-name="T5"><text:span text:style-name="T3">Nombre de las asignaturas que estudia Luisa</text:span></text:p>
          <text:p text:style-name="P39">/universidad/alumnos/alumno[nombre='Luisa']/estudios/asignaturas/asignatura/nombre</text:p>
        </text:list-item>
      </text:list>
      <text:p text:style-name="P7" loext:marker-style-name="T16"><text:span text:style-name="T16">&lt;nombre&gt;Ofimática&lt;/nombre&gt;</text:span><text:span text:style-name="T16"/></text:p>
      <text:p text:style-name="P7" loext:marker-style-name="T16"><text:span text:style-name="T16">&lt;nombre&gt;Ingeniería del Software&lt;/nombre&gt;</text:span><text:span text:style-name="T16"/></text:p>
      <text:list xml:id="list182640956307647" text:continue-numbering="true" text:style-name="WWNum17">
        <text:list-item>
          <text:p text:style-name="P55" loext:marker-style-name="T5"><text:span text:style-name="T3">Primer apellido de los alumnos matriculados en la asignatura Ingeniería del Software.</text:span><text:span text:style-name="T26"> </text:span></text:p>
        </text:list-item>
      </text:list>
      <text:p text:style-name="P53" loext:marker-style-name="T5"><text:soft-page-break/><text:span text:style-name="T5">Pasos:</text:span><text:span text:style-name="T5"/></text:p>
      <text:list text:style-name="WWNum21">
        <text:list-item>
          <text:p text:style-name="P17" loext:marker-style-name="T5"><text:span text:style-name="T5">Apellidos de los alumnos: <text:s text:c="4"/>//alumno/apellido1</text:span><text:span text:style-name="T5"/></text:p>
        </text:list-item>
        <text:list-item>
          <text:p text:style-name="P17" loext:marker-style-name="T5"><text:span text:style-name="T5">Ids de las asignaturas <text:s/>Ing del SW: <text:s text:c="2"/>//asignatura[nombre="Ingeniería del Software"]/@id</text:span><text:span text:style-name="T5"/></text:p>
        </text:list-item>
      </text:list>
      <text:p text:style-name="P7" loext:marker-style-name="T16"><text:span text:style-name="T16">&lt;apellido1&gt;Pérez&lt;/apellido1&gt;</text:span><text:span text:style-name="T16"/></text:p>
      <text:p text:style-name="P7" loext:marker-style-name="T16"><text:span text:style-name="T16">&lt;apellido1&gt;Pérez&lt;/apellido1&gt;</text:span><text:span text:style-name="T16"/></text:p>
      <text:p text:style-name="P7" loext:marker-style-name="T16"><text:span text:style-name="T16">&lt;apellido1&gt;Avalón&lt;/apellido1&gt;</text:span><text:span text:style-name="T16"/></text:p>
      <text:list xml:id="list182639181152514" text:continue-list="list182640956307647" text:style-name="WWNum17">
        <text:list-item>
          <text:p text:style-name="P55" loext:marker-style-name="T5"><text:span text:style-name="T3">Nombre de las carreras que estudian los alumnos matriculados en la asignatura Tecnología de los Alimentos</text:span><text:span text:style-name="T3"/></text:p>
        </text:list-item>
      </text:list>
      <text:list text:style-name="WWNum22">
        <text:list-item>
          <text:p text:style-name="P18" loext:marker-style-name="T5"><text:span text:style-name="T5">//carrera/nombre</text:span><text:span text:style-name="T5"/></text:p>
        </text:list-item>
        <text:list-item>
          <text:p text:style-name="P18" loext:marker-style-name="T5"><text:span text:style-name="T5">Id de la asignatura “Tecnología de los alimentos”: </text:span><text:span text:style-name="T5"/></text:p>
          <text:list>
            <text:list-item>
              <text:p text:style-name="P18" loext:marker-style-name="T5"><text:span text:style-name="T5">//asignatura[nombre="Tecnología de los Alimentos"]/@id</text:span><text:span text:style-name="T5"/></text:p>
            </text:list-item>
          </text:list>
        </text:list-item>
        <text:list-item>
          <text:p text:style-name="P18" loext:marker-style-name="T5"><text:span text:style-name="T5">Alumnos que estudian “Tecnología de los Alimentos”</text:span><text:span text:style-name="T5"/></text:p>
          <text:list>
            <text:list-item>
              <text:p text:style-name="P18" loext:marker-style-name="T5"><text:span text:style-name="T5">//alumno[estudios/asignaturas/asignatura/@codigo=//asignatura[nombre="Tecnología de los Alimentos"]/@id]/estudios/carrera/@codigo</text:span><text:span text:style-name="T5"/></text:p>
            </text:list-item>
          </text:list>
        </text:list-item>
        <text:list-item>
          <text:p text:style-name="P18" loext:marker-style-name="T5"><text:span text:style-name="T5">Código de la carrera de los alumnos que estudian Tecnología de los alimentos</text:span><text:span text:style-name="T5"/></text:p>
          <text:list>
            <text:list-item>
              <text:p text:style-name="P18" loext:marker-style-name="T5"><text:span text:style-name="T5">//alumno[estudios/asignaturas/asignatura/@codigo=//asignatura[nombre="Tecnología de los Alimentos"]/@id]/estudios/carrera/@codigo</text:span><text:span text:style-name="T5"/></text:p>
            </text:list-item>
          </text:list>
        </text:list-item>
      </text:list>
      <text:p text:style-name="P7" loext:marker-style-name="T16"><text:span text:style-name="T16">&lt;nombre&gt;I.T. Informática&lt;/nombre&gt;</text:span><text:span text:style-name="T16"/></text:p>
      <text:list xml:id="list182639248598478" text:continue-list="list182639181152514" text:style-name="WWNum17">
        <text:list-item>
          <text:p text:style-name="P55" loext:marker-style-name="T5"><text:span text:style-name="T3">Nombre de los alumnos matriculados en asignaturas con 0 créditos prácticos y que estudien la carrera de I.T. Informática</text:span><text:span text:style-name="T3"/></text:p>
        </text:list-item>
      </text:list>
      <text:list text:style-name="WWNum23">
        <text:list-item>
          <text:p text:style-name="P19" loext:marker-style-name="T5"><text:span text:style-name="T5">//alumno/nombre</text:span><text:span text:style-name="T5"/></text:p>
        </text:list-item>
        <text:list-item>
          <text:p text:style-name="P19" loext:marker-style-name="T5"><text:span text:style-name="T5">Id de la asignatura con 0 créditos prácticos</text:span><text:span text:style-name="T5"/></text:p>
          <text:list>
            <text:list-item>
              <text:p text:style-name="P19" loext:marker-style-name="T5"><text:span text:style-name="T5">//asignaturas/asignatura[creditos_practicos=0]/@id</text:span><text:span text:style-name="T5"/></text:p>
            </text:list-item>
          </text:list>
        </text:list-item>
        <text:list-item>
          <text:p text:style-name="P19" loext:marker-style-name="T5"><text:span text:style-name="T5">Nombre de los alumnos matriculados en asignatura de 0 creditos:</text:span><text:span text:style-name="T5"/></text:p>
          <text:list>
            <text:list-item>
              <text:p text:style-name="P19" loext:marker-style-name="T5"><text:span text:style-name="T5">//alumno[estudios/asignaturas/asignatura/@codigo=//asignaturas/asignatura[creditos_practicos=0]/@id]/nombre</text:span><text:span text:style-name="T5"/></text:p>
            </text:list-item>
          </text:list>
        </text:list-item>
      </text:list>
      <text:p text:style-name="P7" loext:marker-style-name="T16"><text:span text:style-name="T16">&lt;nombre&gt;Víctor Manuel&lt;/nombre&gt;</text:span><text:span text:style-name="T16"/></text:p>
      <text:p text:style-name="P61" loext:marker-style-name="T5"/>
      <text:list text:continue-list="list182639248598478" text:style-name="WWNum17">
        <text:list-item>
          <text:p text:style-name="P56" loext:marker-style-name="T5"><text:span text:style-name="T3">Nombre de los alumnos que estudian carreras cuyos planes son anteriores a 2002</text:span></text:p>
          <text:p text:style-name="P40">/universidad/alumnos/alumno[../carrera[plan &lt; 2002]]/nombre</text:p>
        </text:list-item>
      </text:list>
      <text:p text:style-name="P7" loext:marker-style-name="T16"><text:span text:style-name="T16">&lt;nombre&gt;Luisa&lt;/nombre&gt;</text:span><text:span text:style-name="T16"/></text:p>
      <text:p text:style-name="P7" loext:marker-style-name="T16"><text:span text:style-name="T16">&lt;nombre&gt;Fernando&lt;/nombre&gt;</text:span><text:span text:style-name="T16"/></text:p>
      <text:list text:continue-numbering="true" text:style-name="WWNum17">
        <text:list-item>
          <text:p text:style-name="P56" loext:marker-style-name="T5"><text:span text:style-name="T5">Número de asignaturas en las que está matriculado el primer alumno</text:span></text:p>
          <text:p text:style-name="P35">count(/universidad/alumnos/alumno[1]/estudios/asignaturas/asignatura)</text:p>
        </text:list-item>
      </text:list>
      <text:p text:style-name="P7" loext:marker-style-name="T16"><text:span text:style-name="T16">4</text:span><text:span text:style-name="T16"/></text:p>
      <text:p text:style-name="P62" loext:marker-style-name="T5"><text:span text:style-name="T3"><text:s/></text:span><text:span text:style-name="T3"/></text:p>
      <text:p text:style-name="P63" loext:marker-style-name="T5"><text:span text:style-name="T3"><text:s/></text:span><text:span text:style-name="T3"/></text:p>
      <text:h text:style-name="Heading_20_1" text:outline-level="1"><text:bookmark-start text:name="_Toc162350950"/>Ejercicio 8bis<text:bookmark-end text:name="_Toc162350950"/> </text:h>
      <text:p text:style-name="P64" loext:marker-style-name="T5"><text:span text:style-name="T27"><text:s/></text:span><text:span text:style-name="T27"/></text:p>
      <text:p text:style-name="Standard" loext:marker-style-name="T2">A partir del fichero ej8.xml, <text:span text:style-name="T26">, selecciona con XPATH</text:span><text:span text:style-name="T2">: </text:span></text:p>
      <text:list text:style-name="WWNum18">
        <text:list-item>
          <text:p text:style-name="P50" loext:marker-style-name="T21"><text:soft-page-break/><text:span text:style-name="T21">Los números de vuelo</text:span></text:p>
          <text:p text:style-name="P42">//numero</text:p>
        </text:list-item>
      </text:list>
      <text:p text:style-name="P7" loext:marker-style-name="T16"><text:span text:style-name="T16">&lt;numero&gt;PIA394&lt;/numero&gt;</text:span><text:span text:style-name="T16"/></text:p>
      <text:p text:style-name="P7" loext:marker-style-name="T16"><text:span text:style-name="T16">&lt;numero&gt;PIA395&lt;/numero&gt;</text:span><text:span text:style-name="T16"/></text:p>
      <text:p text:style-name="P7" loext:marker-style-name="T16"><text:span text:style-name="T16">&lt;numero&gt;PIA895&lt;/numero&gt;</text:span><text:span text:style-name="T16"/></text:p>
      <text:list text:continue-numbering="true" text:style-name="WWNum18">
        <text:list-item>
          <text:p text:style-name="P50" loext:marker-style-name="T21"><text:span text:style-name="T21">Los nombres de los pilotos del vuelo PIA895</text:span></text:p>
          <text:p text:style-name="P42">//vuelo[numero='PIA895']/pilotos/*/text()</text:p>
        </text:list-item>
      </text:list>
      <text:p text:style-name="P7" loext:marker-style-name="T16"><text:span text:style-name="T16">S. Thevenin</text:span><text:span text:style-name="T16"/></text:p>
      <text:p text:style-name="P7" loext:marker-style-name="T16"><text:span text:style-name="T16">S. Genois</text:span><text:span text:style-name="T16"/></text:p>
      <text:list text:continue-numbering="true" text:style-name="WWNum18">
        <text:list-item>
          <text:p text:style-name="P50" loext:marker-style-name="T21"><text:span text:style-name="T21">Tipo de avión que volará en la fecha 18/06/2016</text:span></text:p>
          <text:p text:style-name="P42">//vuelo[ruta/@fecha='18/06/2016']/avion</text:p>
        </text:list-item>
      </text:list>
      <text:p text:style-name="P7" loext:marker-style-name="T22"><text:span text:style-name="T20">&lt;avion&gt;Airbus A380&lt;/avion&gt;</text:span><text:span text:style-name="T20"/></text:p>
      <text:p text:style-name="P65" loext:marker-style-name="T21"/>
      <text:list text:continue-numbering="true" text:style-name="WWNum18">
        <text:list-item>
          <text:p text:style-name="P50" loext:marker-style-name="T21"><text:span text:style-name="T21">En que fechas volará S. Thevenin</text:span></text:p>
          <text:p text:style-name="P42">//vuelo[pilotos/CDB='S. Thevenin']/ruta/@fecha</text:p>
        </text:list-item>
      </text:list>
      <text:p text:style-name="P7" loext:marker-style-name="T16"><text:span text:style-name="T16">fecha="18/06/2016"</text:span><text:span text:style-name="T16"/></text:p>
      <text:p text:style-name="P7" loext:marker-style-name="T16"><text:span text:style-name="T16">fecha="19/05/2016"</text:span><text:span text:style-name="T16"/></text:p>
      <text:list text:continue-numbering="true" text:style-name="WWNum18">
        <text:list-item>
          <text:p text:style-name="P50" loext:marker-style-name="T21"><text:span text:style-name="T21">Cuantas azafatas hay en el vuelo PIA395</text:span></text:p>
          <text:p text:style-name="P42">count(//vuelo[numero='PIA395']/PNC/AZAFATA)</text:p>
        </text:list-item>
      </text:list>
      <text:p text:style-name="P7" loext:marker-style-name="T16"><text:span text:style-name="T16">4</text:span><text:span text:style-name="T16"/></text:p>
      <text:list text:continue-numbering="true" text:style-name="WWNum18">
        <text:list-item>
          <text:p text:style-name="P50" loext:marker-style-name="T21"><text:span text:style-name="T21">Busca el número de vuelo que tiene más de un copiloto</text:span></text:p>
          <text:p text:style-name="P42">//vuelo[count(pilotos/COPI) &gt; 1]/numero</text:p>
        </text:list-item>
      </text:list>
      <text:p text:style-name="P51" loext:marker-style-name="T16"><text:span text:style-name="T20">&lt;</text:span><text:span text:style-name="T19">numero&gt;PIA395&lt;/numero&gt;</text:span></text:p>
      <text:list text:continue-numbering="true" text:style-name="WWNum18">
        <text:list-item>
          <text:p text:style-name="P50" loext:marker-style-name="T21"><text:span text:style-name="T21">Los nombres de las azafatas del avión Airbus A380</text:span></text:p>
          <text:p text:style-name="P34"><text:soft-page-break/><text:span text:style-name="T29">//vuelo[avion='Airbus A380']/PNC/AZAFATA/text()</text:span></text:p>
        </text:list-item>
      </text:list>
      <text:p text:style-name="P7" loext:marker-style-name="T16"><text:span text:style-name="T16">R. ELAmar</text:span><text:span text:style-name="T16"/></text:p>
      <text:p text:style-name="P7" loext:marker-style-name="T16"><text:span text:style-name="T16">S. Lokih</text:span><text:span text:style-name="T16"/></text:p>
      <text:p text:style-name="P7" loext:marker-style-name="T16"><text:span text:style-name="T16">S. Roulon</text:span><text:span text:style-name="T16"/></text:p>
      <text:p text:style-name="P7" loext:marker-style-name="T16"><text:span text:style-name="T16">G. Chollot</text:span><text:span text:style-name="T16"/></text:p>
      <text:p text:style-name="P7" loext:marker-style-name="T16"><text:span text:style-name="T16">R. ELAmar</text:span><text:span text:style-name="T16"/></text:p>
      <text:p text:style-name="P7" loext:marker-style-name="T16"><text:span text:style-name="T16">S. Lokih</text:span><text:span text:style-name="T16"/></text:p>
      <text:p text:style-name="P7" loext:marker-style-name="T16"><text:span text:style-name="T16">S. Roulon</text:span><text:span text:style-name="T16"/></text:p>
      <text:p text:style-name="P7" loext:marker-style-name="T16"><text:span text:style-name="T16">G. Chollot</text:span><text:span text:style-name="T16"/></text:p>
      <text:list text:continue-numbering="true" text:style-name="WWNum18">
        <text:list-item>
          <text:p text:style-name="P50" loext:marker-style-name="T21"><text:span text:style-name="T21">La última azafata de cada vuelo</text:span></text:p>
          <text:p text:style-name="P42">//vuelo/PNC/AZAFATA[last()]</text:p>
        </text:list-item>
      </text:list>
      <text:p text:style-name="P7" loext:marker-style-name="T16"><text:span text:style-name="T16">&lt;AZAFATA&gt;G. Chollot&lt;/AZAFATA&gt;</text:span><text:span text:style-name="T16"/></text:p>
      <text:p text:style-name="P7" loext:marker-style-name="T16"><text:span text:style-name="T16">&lt;AZAFATA&gt;G. Chollot&lt;/AZAFATA&gt;</text:span><text:span text:style-name="T16"/></text:p>
      <text:p text:style-name="P7" loext:marker-style-name="T16"><text:span text:style-name="T16">&lt;AZAFATA&gt;J. Costa&lt;/AZAFATA&gt;</text:span><text:span text:style-name="T16"/></text:p>
      <text:list text:continue-numbering="true" text:style-name="WWNum18">
        <text:list-item>
          <text:p text:style-name="P50" loext:marker-style-name="T21"><text:span text:style-name="T21">Buscar los aeropuertos de origen de los vuelos con fecha en 2016</text:span></text:p>
          <text:p text:style-name="P42">//vuelo[ruta/@fecha[contains(., '2016')]]/ruta/aeropuerto_origen</text:p>
        </text:list-item>
      </text:list>
      <text:p text:style-name="P7" loext:marker-style-name="T16"><text:span text:style-name="T16">&lt;aeropuerto_origen&gt;CDG&lt;/aeropuerto_origen&gt;</text:span><text:span text:style-name="T16"/></text:p>
      <text:p text:style-name="P7" loext:marker-style-name="T16"><text:span text:style-name="T16">&lt;aeropuerto_origen&gt;CDG&lt;/aeropuerto_origen&gt;</text:span><text:span text:style-name="T16"/></text:p>
      <text:list text:continue-numbering="true" text:style-name="WWNum18">
        <text:list-item>
          <text:p text:style-name="P50" loext:marker-style-name="T21"><text:span text:style-name="T21">Buscar los jefes de cabina de los vuelos que aterrizan en LAX</text:span></text:p>
          <text:p text:style-name="P42">//vuelo[ruta/aeropuerto_destino='LAX']/PNC/JEFECABINA</text:p>
        </text:list-item>
      </text:list>
      <text:p text:style-name="P7" loext:marker-style-name="T22"><text:span text:style-name="T20">&lt;JEFECABINA&gt;C. Pestoir&lt;/JEFECABINA&gt;</text:span><text:span text:style-name="T20"/></text:p>
      <text:list text:continue-numbering="true" text:style-name="WWNum18">
        <text:list-item>
          <text:p text:style-name="P50" loext:marker-style-name="T21"><text:span text:style-name="T21">Los nombres de los auxiliares de vuelo, de los vuelos que parten de CDG</text:span></text:p>
          <text:p text:style-name="P42">//vuelo[ruta/aeropuerto_origen='CDG']/PNC/AUXILIAR</text:p>
        </text:list-item>
      </text:list>
      <text:p text:style-name="P7" loext:marker-style-name="T16"><text:span text:style-name="T16">&lt;AUXILIAR&gt;P. Torni&lt;/AUXILIAR&gt;</text:span><text:span text:style-name="T16"/></text:p>
      <text:p text:style-name="P7" loext:marker-style-name="T16"><text:span text:style-name="T16">&lt;AUXILIAR&gt;O. Voux&lt;/AUXILIAR&gt;</text:span><text:span text:style-name="T16"/></text:p>
      <text:p text:style-name="P7" loext:marker-style-name="T16"><text:span text:style-name="T16">&lt;AUXILIAR&gt;Y. Sourno&lt;/AUXILIAR&gt;</text:span><text:span text:style-name="T16"/></text:p>
      <text:p text:style-name="P7" loext:marker-style-name="T16"><text:span text:style-name="T16">&lt;AUXILIAR&gt;L. Vallo&lt;/AUXILIAR&gt;</text:span><text:span text:style-name="T16"/></text:p>
      <text:list text:continue-numbering="true" text:style-name="WWNum18">
        <text:list-item>
          <text:p text:style-name="P50" loext:marker-style-name="T21"><text:span text:style-name="T21">Los nombres de todos los pilotos y copilotos sin repetirse los nombres</text:span></text:p>
          <text:p text:style-name="P42">distinct-values(//vuelo/pilotos/*/text())</text:p>
        </text:list-item>
      </text:list>
      <text:p text:style-name="P7" loext:marker-style-name="T16"><text:soft-page-break/><text:span text:style-name="T16">S. Thevenin</text:span><text:span text:style-name="T16"/></text:p>
      <text:p text:style-name="P7" loext:marker-style-name="T16"><text:span text:style-name="T16">T. Lapagne</text:span><text:span text:style-name="T16"/></text:p>
      <text:p text:style-name="P7" loext:marker-style-name="T16"><text:span text:style-name="T16">Y. Samj </text:span><text:span text:style-name="T16"/></text:p>
      <text:p text:style-name="P7" loext:marker-style-name="T16"><text:span text:style-name="T16">Y. Malguot </text:span><text:span text:style-name="T16"/></text:p>
      <text:p text:style-name="P7" loext:marker-style-name="T16"><text:span text:style-name="T16">C. Moise </text:span><text:span text:style-name="T16"/></text:p>
      <text:p text:style-name="P7" loext:marker-style-name="T16"><text:span text:style-name="T16">S. Genois</text:span><text:span text:style-name="T16"/></text:p>
      <text:list text:continue-numbering="true" text:style-name="WWNum18">
        <text:list-item>
          <text:p text:style-name="P50" loext:marker-style-name="T21"><text:span text:style-name="T21">Buscar el aeropuerto de origen de los vuelos del auxiliar O. Voux</text:span></text:p>
          <text:p text:style-name="P42">//vuelo[PNC/AUXILIAR='O. Voux']/ruta/aeropuerto_origen</text:p>
        </text:list-item>
      </text:list>
      <text:p text:style-name="P7" loext:marker-style-name="T16"><text:span text:style-name="T16">&lt;aeropuerto_origen&gt;CDG&lt;/aeropuerto_origen&gt;</text:span><text:span text:style-name="T16"/></text:p>
      <text:p text:style-name="P7" loext:marker-style-name="T16"><text:span text:style-name="T16">&lt;aeropuerto_origen&gt;CUN&lt;/aeropuerto_origen&gt;</text:span><text:span text:style-name="T16"/></text:p>
      <text:list text:continue-numbering="true" text:style-name="WWNum18">
        <text:list-item>
          <text:p text:style-name="P50" loext:marker-style-name="T21"><text:span text:style-name="T21">El nombre de la segunda azafata de los vuelos del jefe de cabina C. Pestoir</text:span></text:p>
          <text:p text:style-name="P42">//vuelo[PNC/JEFECABINA='C. Pestoir']/PNC/AZAFATA[2]</text:p>
        </text:list-item>
      </text:list>
      <text:p text:style-name="P7" loext:marker-style-name="T16"><text:span text:style-name="T16">&lt;AZAFATA&gt;P. Poris&lt;/AZAFATA&gt;</text:span><text:span text:style-name="T16"/></text:p>
      <text:p text:style-name="P62" loext:marker-style-name="T5"><text:span text:style-name="T3"><text:s/></text:span><text:span text:style-name="T3"/></text:p>
      <text:h text:style-name="P9" text:outline-level="1">(OPTATIVO)</text:h>
      <text:h text:style-name="Heading_20_1" text:outline-level="1"><text:bookmark-start text:name="_Toc162350951"/>Ejercicio 9<text:bookmark-end text:name="_Toc162350951"/> </text:h>
      <text:p text:style-name="P66" loext:marker-style-name="T5"><text:span text:style-name="T27"><text:s/></text:span><text:span text:style-name="T27"/></text:p>
      <text:p text:style-name="Standard">Dado el fichero <text:span text:style-name="T28">ej9.xml</text:span>, indicar cuáles serían las expresiones XPath para responder las siguientes cuestiones: </text:p>
      <text:p text:style-name="P62" loext:marker-style-name="T5"><text:span text:style-name="T13"><text:s/></text:span><text:span text:style-name="T13"/></text:p>
      <text:list text:style-name="WWNum19">
        <text:list-item>
          <text:p text:style-name="P25" loext:marker-style-name="T5"><text:span text:style-name="T13">Nombre de las películas con 5 críticas</text:span><text:span text:style-name="T13"/></text:p>
        </text:list-item>
      </text:list>
      <text:p text:style-name="P7">&lt;titulo&gt;Kai Po Che!&lt;/titulo&gt;</text:p>
      <text:list text:continue-numbering="true" text:style-name="WWNum19">
        <text:list-item>
          <text:p text:style-name="P25" loext:marker-style-name="T5"><text:span text:style-name="T13">Películas con menos de 10 criticas y del año 2013</text:span><text:span text:style-name="T13"/></text:p>
        </text:list-item>
      </text:list>
      <text:p text:style-name="P7" loext:marker-style-name="T16"><text:span text:style-name="T16">&lt;titulo&gt;Operacion Escape&lt;/titulo&gt;</text:span><text:span text:style-name="T16"/></text:p>
      <text:p text:style-name="P7" loext:marker-style-name="T16"><text:span text:style-name="T16">&lt;titulo&gt;Kai Po Che!&lt;/titulo&gt;</text:span><text:span text:style-name="T16"/></text:p>
      <text:p text:style-name="P7" loext:marker-style-name="T16"><text:span text:style-name="T16">&lt;titulo&gt;Girl Rising&lt;/titulo&gt;</text:span><text:span text:style-name="T16"/></text:p>
      <text:p text:style-name="P7" loext:marker-style-name="T16"><text:span text:style-name="T16">&lt;titulo&gt;Marcado por el odio&lt;/titulo&gt;</text:span><text:span text:style-name="T16"/></text:p>
      <text:list text:continue-numbering="true" text:style-name="WWNum19">
        <text:list-item>
          <text:p text:style-name="P25" loext:marker-style-name="T5"><text:span text:style-name="T13">Películas cuyo año sea par </text:span><text:span text:style-name="T13"/></text:p>
        </text:list-item>
      </text:list>
      <text:p text:style-name="P7" loext:marker-style-name="T16"><text:span text:style-name="T16">&lt;titulo&gt;El lado bueno de las cosas&lt;/titulo&gt;</text:span><text:span text:style-name="T16"/></text:p>
      <text:p text:style-name="P7" loext:marker-style-name="T16"><text:span text:style-name="T16">&lt;titulo&gt;La vida de Pi&lt;/titulo&gt;</text:span><text:span text:style-name="T16"/></text:p>
      <text:p text:style-name="P7" loext:marker-style-name="T16"><text:span text:style-name="T16">&lt;titulo&gt;Argo&lt;/titulo&gt;</text:span><text:span text:style-name="T16"/></text:p>
      <text:p text:style-name="P7" loext:marker-style-name="T16"><text:span text:style-name="T16">&lt;titulo&gt;la noche más oscura&lt;/titulo&gt;</text:span><text:span text:style-name="T16"/></text:p>
      <text:p text:style-name="P7" loext:marker-style-name="T16"><text:span text:style-name="T16">&lt;titulo&gt;Django encadenado&lt;/titulo&gt;</text:span><text:span text:style-name="T16"/></text:p>
      <text:p text:style-name="P7" loext:marker-style-name="T16"><text:span text:style-name="T16">&lt;titulo&gt;Lincoln&lt;/titulo&gt;</text:span><text:span text:style-name="T16"/></text:p>
      <text:p text:style-name="P7" loext:marker-style-name="T16"><text:span text:style-name="T16">&lt;titulo&gt;¡Rompe Ralph!&lt;/titulo&gt;</text:span><text:span text:style-name="T16"/></text:p>
      <text:p text:style-name="P7" loext:marker-style-name="T16"><text:span text:style-name="T16">&lt;titulo&gt;The Hobbit: Un viaje inesperado&lt;/titulo&gt;</text:span><text:span text:style-name="T16"/></text:p>
      <text:p text:style-name="P7" loext:marker-style-name="T16"><text:span text:style-name="T16">&lt;titulo&gt;Los Miserables&lt;/titulo&gt;</text:span><text:span text:style-name="T16"/></text:p>
      <text:p text:style-name="P7" loext:marker-style-name="T16"><text:span text:style-name="T16">&lt;titulo&gt;El origen de los guardianes&lt;/titulo&gt;</text:span><text:span text:style-name="T16"/></text:p>
      <text:p text:style-name="P7" loext:marker-style-name="T16"><text:span text:style-name="T16">&lt;titulo&gt;Amour&lt;/titulo&gt;</text:span><text:span text:style-name="T16"/></text:p>
      <text:p text:style-name="P7" loext:marker-style-name="T16"><text:soft-page-break/><text:span text:style-name="T16">&lt;titulo&gt;Abuelos al poder&lt;/titulo&gt;</text:span><text:span text:style-name="T16"/></text:p>
      <text:p text:style-name="P7" loext:marker-style-name="T16"><text:span text:style-name="T16">&lt;titulo&gt;Jack Reacher&lt;/titulo&gt;</text:span><text:span text:style-name="T16"/></text:p>
      <text:p text:style-name="P7" loext:marker-style-name="T16"><text:span text:style-name="T16">&lt;titulo&gt;Lo imposible&lt;/titulo&gt;</text:span><text:span text:style-name="T16"/></text:p>
      <text:p text:style-name="P7" loext:marker-style-name="T16"><text:span text:style-name="T16">&lt;titulo&gt;Monsters, Inc. 3D&lt;/titulo&gt;</text:span><text:span text:style-name="T16"/></text:p>
      <text:p text:style-name="P7" loext:marker-style-name="T16"><text:span text:style-name="T16">&lt;titulo&gt;Lore&lt;/titulo&gt;</text:span><text:span text:style-name="T16"/></text:p>
      <text:p text:style-name="P7" loext:marker-style-name="T16"><text:span text:style-name="T16">&lt;titulo&gt;To the Arctic&lt;/titulo&gt;</text:span><text:span text:style-name="T16"/></text:p>
      <text:p text:style-name="P7" loext:marker-style-name="T16"><text:span text:style-name="T16">&lt;titulo&gt;Searching for Sugar Man&lt;/titulo&gt;</text:span><text:span text:style-name="T16"/></text:p>
      <text:p text:style-name="P7" loext:marker-style-name="T16"><text:span text:style-name="T16">&lt;titulo&gt;Skyfall&lt;/titulo&gt;</text:span><text:span text:style-name="T16"/></text:p>
      <text:p text:style-name="P7" loext:marker-style-name="T16"><text:span text:style-name="T16">&lt;titulo&gt;Hyde Park on Hudson&lt;/titulo&gt;</text:span><text:span text:style-name="T16"/></text:p>
      <text:p text:style-name="P7" loext:marker-style-name="T16"><text:span text:style-name="T16">&lt;titulo&gt;Beasts of the Southern Wild&lt;/titulo&gt;</text:span><text:span text:style-name="T16"/></text:p>
      <text:list text:continue-numbering="true" text:style-name="WWNum19">
        <text:list-item>
          <text:p text:style-name="P58">Segunda película </text:p>
        </text:list-item>
      </text:list>
      <text:p text:style-name="P7" loext:marker-style-name="T16"><text:span text:style-name="T11">&lt;</text:span><text:span text:style-name="T19">pelicula&gt;</text:span></text:p>
      <text:p text:style-name="P7" loext:marker-style-name="T16"><text:span text:style-name="T16">&lt;id&gt;771189410&lt;/id&gt;</text:span><text:span text:style-name="T16"/></text:p>
      <text:p text:style-name="P7" loext:marker-style-name="T16"><text:span text:style-name="T16">&lt;titulo&gt;Jack el cazagigantes&lt;/titulo&gt;</text:span><text:span text:style-name="T16"/></text:p>
      <text:p text:style-name="P7" loext:marker-style-name="T16"><text:span text:style-name="T16">&lt;año&gt;2013&lt;/año&gt;</text:span><text:span text:style-name="T16"/></text:p>
      <text:p text:style-name="P7" loext:marker-style-name="T16"><text:span text:style-name="T16">&lt;generos&gt;</text:span><text:span text:style-name="T16"/></text:p>
      <text:p text:style-name="P7" loext:marker-style-name="T16"><text:span text:style-name="T16">&lt;genero&gt;Drama&lt;/genero&gt;</text:span><text:span text:style-name="T16"/></text:p>
      <text:p text:style-name="P7" loext:marker-style-name="T16"><text:span text:style-name="T16">.....</text:span><text:span text:style-name="T16"/></text:p>
      <text:p text:style-name="P7" loext:marker-style-name="T16"><text:span text:style-name="T16">&lt;/pelicula&gt;</text:span><text:span text:style-name="T16"/></text:p>
      <text:list text:continue-numbering="true" text:style-name="WWNum19">
        <text:list-item>
          <text:p text:style-name="P58">Título de las películas en las que ha intervenido el actor 'Colin Farrell' </text:p>
        </text:list-item>
      </text:list>
      <text:p text:style-name="P7" loext:marker-style-name="T11"><text:span text:style-name="T11">&lt;titulo&gt;La venganza del hombre muerto&lt;/titulo&gt;</text:span><text:span text:style-name="T11"/></text:p>
      <text:list text:continue-numbering="true" text:style-name="WWNum19">
        <text:list-item>
          <text:p text:style-name="P58">Título y año de las películas en las que ha intervenido el actor 'Bradley Cooper'</text:p>
        </text:list-item>
      </text:list>
      <text:p text:style-name="P7" loext:marker-style-name="T11"><text:span text:style-name="T11">El lado bueno de las cosas. Año 2012</text:span><text:span text:style-name="T11"/></text:p>
      <text:list text:continue-numbering="true" text:style-name="WWNum19">
        <text:list-item>
          <text:p text:style-name="P58">Actores que han trabajado con el actor 'Bradley Cooper' en alguna película, incluido el propio 'Bradley Cooper' </text:p>
        </text:list-item>
      </text:list>
      <text:p text:style-name="P7" loext:marker-style-name="T16"><text:span text:style-name="T16">&lt;nombre&gt;Bradley Cooper&lt;/nombre&gt;</text:span><text:span text:style-name="T16"/></text:p>
      <text:p text:style-name="P7" loext:marker-style-name="T16"><text:span text:style-name="T16">&lt;nombre&gt;Jennifer Lawrence&lt;/nombre&gt;</text:span><text:span text:style-name="T16"/></text:p>
      <text:p text:style-name="P7" loext:marker-style-name="T16"><text:span text:style-name="T16">&lt;nombre&gt;Robert De Niro&lt;/nombre&gt;</text:span><text:span text:style-name="T16"/></text:p>
      <text:p text:style-name="P7" loext:marker-style-name="T16"><text:span text:style-name="T16">&lt;nombre&gt;Jacki Weaver&lt;/nombre&gt;</text:span><text:span text:style-name="T16"/></text:p>
      <text:p text:style-name="P7" loext:marker-style-name="T16"><text:span text:style-name="T16">&lt;nombre&gt;Chris Tucker&lt;/nombre&gt;</text:span><text:span text:style-name="T16"/></text:p>
      <text:list text:continue-numbering="true" text:style-name="WWNum19">
        <text:list-item>
          <text:p text:style-name="P58">Actores que han trabajado con 'Jennifer Lawrence' en alguna película, excluida la propia 'Jennifer Lawrence' </text:p>
        </text:list-item>
      </text:list>
      <text:p text:style-name="P7" loext:marker-style-name="T16"><text:span text:style-name="T16">&lt;nombre&gt;Bradley Cooper&lt;/nombre&gt;</text:span><text:span text:style-name="T16"/></text:p>
      <text:p text:style-name="P7" loext:marker-style-name="T16"><text:span text:style-name="T16">&lt;nombre&gt;Robert De Niro&lt;/nombre&gt;</text:span><text:span text:style-name="T16"/></text:p>
      <text:p text:style-name="P7" loext:marker-style-name="T16"><text:span text:style-name="T16">&lt;nombre&gt;Jacki Weaver&lt;/nombre&gt;</text:span><text:span text:style-name="T16"/></text:p>
      <text:p text:style-name="P7" loext:marker-style-name="T16"><text:span text:style-name="T16">&lt;nombre&gt;Chris Tucker&lt;/nombre&gt;</text:span><text:span text:style-name="T16"/></text:p>
      <text:list text:continue-numbering="true" text:style-name="WWNum19">
        <text:list-item>
          <text:p text:style-name="P58">Distintos nombres de los studios de las películas en las que ha participado Russell Crowe</text:p>
        </text:list-item>
      </text:list>
      <text:p text:style-name="P7" loext:marker-style-name="T11"><text:span text:style-name="T11">&lt;studio&gt;Universal Pictures&lt;/studio&gt;</text:span><text:span text:style-name="T11"/></text:p>
      <text:list text:continue-numbering="true" text:style-name="WWNum19">
        <text:list-item>
          <text:p text:style-name="P58">De la película Lo imposible visualizar Nombre de los actores junto con su personaje </text:p>
        </text:list-item>
      </text:list>
      <text:p text:style-name="P7" loext:marker-style-name="T16"><text:span text:style-name="T16">Naomi Watts: Maria</text:span><text:span text:style-name="T16"/></text:p>
      <text:p text:style-name="P7" loext:marker-style-name="T16"><text:span text:style-name="T16">Ewan McGregor: Henry</text:span><text:span text:style-name="T16"/></text:p>
      <text:p text:style-name="P7"><text:span text:style-name="T16">Tom</text:span><text:span text:style-name="T19"> Hol</text:span><text:span text:style-name="T11">land (X): Lucas</text:span></text:p>
      <text:list text:continue-numbering="true" text:style-name="WWNum19">
        <text:list-item>
          <text:p text:style-name="P58">Título de las películas de Misterio,Suspense del año 2013 </text:p>
        </text:list-item>
      </text:list>
      <text:p text:style-name="P7" loext:marker-style-name="T16"><text:soft-page-break/><text:span text:style-name="T16">&lt;titulo&gt;La venganza del hombre muerto&lt;/titulo&gt;</text:span><text:span text:style-name="T16"/></text:p>
      <text:p text:style-name="P7" loext:marker-style-name="T16"><text:span text:style-name="T16">&lt;titulo&gt;El mensajero&lt;/titulo&gt;</text:span><text:span text:style-name="T16"/></text:p>
      <text:p text:style-name="P7" loext:marker-style-name="T16"><text:span text:style-name="T16">&lt;titulo&gt;El último exorcismo 2&lt;/titulo&gt;</text:span><text:span text:style-name="T16"/></text:p>
      <text:p text:style-name="P7" loext:marker-style-name="T16"><text:span text:style-name="T16">&lt;titulo&gt;Los elegidos&lt;/titulo&gt;</text:span><text:span text:style-name="T16"/></text:p>
      <text:p text:style-name="P7" loext:marker-style-name="T16"><text:span text:style-name="T16">&lt;titulo&gt;Efectos secundarios&lt;/titulo&gt;</text:span><text:span text:style-name="T16"/></text:p>
      <text:p text:style-name="P7" loext:marker-style-name="T16"><text:span text:style-name="T16">&lt;titulo&gt;Stoker&lt;/titulo&gt;</text:span><text:span text:style-name="T16"/></text:p>
      <text:list text:continue-numbering="true" text:style-name="WWNum19">
        <text:list-item>
          <text:p text:style-name="P25">Número de películas en la base de datos</text:p>
        </text:list-item>
      </text:list>
      <text:p text:style-name="P7" loext:marker-style-name="T11"><text:span text:style-name="T11">50</text:span><text:span text:style-name="T11"/></text:p>
      <text:list text:continue-numbering="true" text:style-name="WWNum19">
        <text:list-item>
          <text:p text:style-name="P58">Títulos de las películas con menos de 5 actores y el número de actores que tienen </text:p>
        </text:list-item>
      </text:list>
      <text:p text:style-name="P7" loext:marker-style-name="T16"><text:span text:style-name="T16">Titulo: Amour. Nº de actores:3</text:span><text:span text:style-name="T16"/></text:p>
      <text:p text:style-name="P7" loext:marker-style-name="T16"><text:span text:style-name="T16">Titulo: Lo imposible. Nº de actores:3</text:span><text:span text:style-name="T16"/></text:p>
      <text:p text:style-name="P7" loext:marker-style-name="T16"><text:span text:style-name="T16">Titulo: To the Arctic. Nº de actores:1</text:span><text:span text:style-name="T16"/></text:p>
      <text:list text:continue-numbering="true" text:style-name="WWNum19">
        <text:list-item>
          <text:p text:style-name="P58">Título de las películas con tres actores y número de actores</text:p>
        </text:list-item>
      </text:list>
      <text:p text:style-name="P7" loext:marker-style-name="T16"><text:span text:style-name="T16">Titulo: Amour. Nº de actores:3</text:span><text:span text:style-name="T16"/></text:p>
      <text:p text:style-name="P7" loext:marker-style-name="T16"><text:span text:style-name="T16">Titulo: Lo imposible. Nº de actores:3</text:span><text:span text:style-name="T16"/></text:p>
      <text:list text:continue-numbering="true" text:style-name="WWNum19">
        <text:list-item>
          <text:p text:style-name="P58">Título de las películas y cita del crítico, que tienen una crítica del Washington Post</text:p>
        </text:list-item>
      </text:list>
      <text:p text:style-name="P7" loext:marker-style-name="T16"><text:span text:style-name="T16">Titulo: Oz un mundo de fantasia.Cita: [Oz] qualifies as a cautionary tale, not about the perils of ambition and selfishness, but about the pelicula industry's misguided belief that it can distract the audiencia from a film's narrative weaknesses with little more than flash and spectacle.</text:span><text:span text:style-name="T16"/></text:p>
      <text:p text:style-name="P7" loext:marker-style-name="T16"><text:span text:style-name="T16">Titulo: Jack el cazagigantes.Cita: "Jack" seems designed to appeal to a very narrow, and possibly illusory, demographic: the mature moppet.</text:span><text:span text:style-name="T16"/></text:p>
      <text:p text:style-name="P7" loext:marker-style-name="T16"><text:span text:style-name="T16">Titulo: Por la cara.Cita: What a bummer.</text:span><text:span text:style-name="T16"/></text:p>
      <text:p text:style-name="P7" loext:marker-style-name="T16"><text:span text:style-name="T16">Titulo: El mensajero.Cita: "Snitch" is protein-and-starch filmmaking at its utilitarian -- and belly-filling -- best.</text:span><text:span text:style-name="T16"/></text:p>
      <text:p text:style-name="P8">...</text:p>
      <text:p text:style-name="P7" loext:marker-style-name="T18"><text:span text:style-name="T18">Titulo: Beasts of the Southern Wild.Cita: A film that plays less like a grounded, human-scaled story than a dilettantish piece of cultural tourism.</text:span><text:span text:style-name="T18"/></text:p>
      <text:list text:continue-numbering="true" text:style-name="WWNum19">
        <text:list-item>
          <text:p text:style-name="P58">Título de las películas hermanas que preceden a la primera película de tipo comedia</text:p>
        </text:list-item>
      </text:list>
      <text:p text:style-name="P7" loext:marker-style-name="T16"><text:span text:style-name="T16">&lt;titulo&gt;Oz un mundo de fantasia&lt;/titulo&gt;</text:span><text:span text:style-name="T16"/></text:p>
      <text:p text:style-name="P7" loext:marker-style-name="T16"><text:span text:style-name="T16">&lt;titulo&gt;Jack el cazagigantes&lt;/titulo&gt;</text:span><text:span text:style-name="T16"/></text:p>
      <text:p text:style-name="P67" loext:marker-style-name="T11"/>
      <text:list text:continue-numbering="true" text:style-name="WWNum19">
        <text:list-item>
          <text:p text:style-name="P58">Título de las películas hermanas que siguen a la última película de tipo Drama</text:p>
        </text:list-item>
      </text:list>
      <text:p text:style-name="P7" loext:marker-style-name="T11"><text:span text:style-name="T11">&lt;titulo&gt;Marcado por el odio&lt;/titulo&gt;</text:span><text:span text:style-name="T11"/></text:p>
      <text:list text:continue-numbering="true" text:style-name="WWNum19">
        <text:list-item>
          <text:p text:style-name="P58">Duración de las películas del actor Alec Baldwin</text:p>
        </text:list-item>
      </text:list>
      <text:p text:style-name="P7" loext:marker-style-name="T11"><text:span text:style-name="T11">El origen de los guardianes,97</text:span><text:span text:style-name="T11"/></text:p>
      <text:list text:continue-numbering="true" text:style-name="WWNum19">
        <text:list-item>
          <text:p text:style-name="P59">Todas las críticas del 2012 de 'USA Today' visualizando el nombre del crítico y la cita</text:p>
        </text:list-item>
      </text:list>
      <text:p text:style-name="P7" loext:marker-style-name="T16"><text:span text:style-name="T16">Titulo: Argo. Crítico:Claudia Puig. Cita: Fusing suspense and humor in a political thriller is a tricky prospect, but Argo is more than up to the task.</text:span><text:span text:style-name="T16"/></text:p>
      <text:p text:style-name="P7" loext:marker-style-name="T16"><text:span text:style-name="T16">Titulo: ¡Rompe Ralph!. Crítico:Claudia Puig. Cita: The farcical story is cute, the dialogue witty and the players charming.</text:span><text:span text:style-name="T16"/></text:p>
      <text:p text:style-name="P7" loext:marker-style-name="T16"><text:soft-page-break/><text:span text:style-name="T16">Titulo: Los Miserables. Crítico:Claudia Puig. Cita: Victor Hugo's grim, but redemptive, classic novel is given resplendent new life on the big screen.</text:span><text:span text:style-name="T16"/></text:p>
      <text:p text:style-name="P8">...</text:p>
      <text:p text:style-name="P7" loext:marker-style-name="T18"><text:span text:style-name="T18">Titulo: Skyfall. Crítico:Claudia Puig. Cita: What a difference 50 años makes. It might sound blasphemous, but in Skyfall Daniel Craig has it all over previous 007s.</text:span><text:span text:style-name="T18"/></text:p>
      <text:list text:continue-numbering="true" text:style-name="WWNum19">
        <text:list-item>
          <text:p text:style-name="P58">Última película </text:p>
        </text:list-item>
      </text:list>
      <text:p text:style-name="P7" loext:marker-style-name="T11"><text:span text:style-name="T11">&lt;titulo&gt;Marcado por el odio&lt;/titulo&gt;</text:span><text:span text:style-name="T11"/></text:p>
      <text:list text:continue-numbering="true" text:style-name="WWNum19">
        <text:list-item>
          <text:p text:style-name="P58">Todas las películas excepto la última</text:p>
        </text:list-item>
      </text:list>
      <text:p text:style-name="P7" loext:marker-style-name="T16"><text:span text:style-name="T16">&lt;titulo&gt;Oz un mundo de fantasia&lt;/titulo&gt;</text:span><text:span text:style-name="T16"/></text:p>
      <text:p text:style-name="P7" loext:marker-style-name="T16"><text:span text:style-name="T16">&lt;titulo&gt;Jack el cazagigantes&lt;/titulo&gt;</text:span><text:span text:style-name="T16"/></text:p>
      <text:p text:style-name="P7" loext:marker-style-name="T16"><text:span text:style-name="T16">...</text:span><text:span text:style-name="T16"/></text:p>
      <text:p text:style-name="P8">&lt;titulo&gt;Beasts of the Southern Wild&lt;/titulo&gt;</text:p>
      <text:list text:continue-numbering="true" text:style-name="WWNum19">
        <text:list-item>
          <text:p text:style-name="P25"><text:span text:style-name="T12">Todos los distintos valores del elemento publicaci</text:span><text:span text:style-name="T25">ó</text:span><text:span text:style-name="T12">n</text:span></text:p>
        </text:list-item>
      </text:list>
      <text:p text:style-name="P7" loext:marker-style-name="T16"><text:span text:style-name="T16">ReelViews</text:span><text:span text:style-name="T16"/></text:p>
      <text:p text:style-name="P7" loext:marker-style-name="T16"><text:span text:style-name="T16">San Jose Mercury News</text:span><text:span text:style-name="T16"/></text:p>
      <text:p text:style-name="P7" loext:marker-style-name="T16"><text:span text:style-name="T16">New York Magazine</text:span><text:span text:style-name="T16"/></text:p>
      <text:p text:style-name="P7" loext:marker-style-name="T16"><text:span text:style-name="T16">Denver Post</text:span><text:span text:style-name="T16"/></text:p>
      <text:p text:style-name="P7" loext:marker-style-name="T16"><text:span text:style-name="T16">CNN.com</text:span><text:span text:style-name="T16"/></text:p>
      <text:p text:style-name="P7" loext:marker-style-name="T16"><text:span text:style-name="T16">Dallas Morning News</text:span><text:span text:style-name="T16"/></text:p>
      <text:p text:style-name="P7" loext:marker-style-name="T16"><text:span text:style-name="T16">Christian Science Monitor</text:span><text:span text:style-name="T16"/></text:p>
      <text:p text:style-name="P7" loext:marker-style-name="T16"><text:span text:style-name="T16">Detroit News</text:span><text:span text:style-name="T16"/></text:p>
      <text:p text:style-name="P7" loext:marker-style-name="T16"><text:span text:style-name="T16">Globe and Mail</text:span><text:span text:style-name="T16"/></text:p>
      <text:p text:style-name="P7" loext:marker-style-name="T16"><text:span text:style-name="T16">...</text:span><text:span text:style-name="T16"/></text:p>
      <text:p text:style-name="P7" loext:marker-style-name="T16"><text:span text:style-name="T16">Detroit Free Press</text:span><text:span text:style-name="T16"/></text:p>
      <text:list text:continue-numbering="true" text:style-name="WWNum19">
        <text:list-item>
          <text:p text:style-name="P59">Título de las películas que tengan una original_puntuacion de A</text:p>
        </text:list-item>
      </text:list>
      <text:p text:style-name="P7" loext:marker-style-name="T16"><text:span text:style-name="T16">&lt;titulo&gt;El lado bueno de las cosas&lt;/titulo&gt;</text:span><text:span text:style-name="T16"/></text:p>
      <text:p text:style-name="P7" loext:marker-style-name="T16"><text:span text:style-name="T16">&lt;titulo&gt;la noche más oscura&lt;/titulo&gt;</text:span><text:span text:style-name="T16"/></text:p>
      <text:p text:style-name="P7" loext:marker-style-name="T16"><text:span text:style-name="T16">&lt;titulo&gt;Lincoln&lt;/titulo&gt;</text:span><text:span text:style-name="T16"/></text:p>
      <text:p text:style-name="P7" loext:marker-style-name="T16"><text:span text:style-name="T16">&lt;titulo&gt;Los Miserables&lt;/titulo&gt;</text:span><text:span text:style-name="T16"/></text:p>
      <text:p text:style-name="P7" loext:marker-style-name="T16"><text:span text:style-name="T16">&lt;titulo&gt;The Gatekeepers&lt;/titulo&gt;</text:span><text:span text:style-name="T16"/></text:p>
      <text:p text:style-name="P7" loext:marker-style-name="T16"><text:span text:style-name="T16">&lt;titulo&gt;Amour&lt;/titulo&gt;</text:span><text:span text:style-name="T16"/></text:p>
      <text:p text:style-name="P7" loext:marker-style-name="T16"><text:span text:style-name="T16">&lt;titulo&gt;Lo imposible&lt;/titulo&gt;</text:span><text:span text:style-name="T16"/></text:p>
      <text:p text:style-name="P7" loext:marker-style-name="T16"><text:span text:style-name="T16">&lt;titulo&gt;Lore&lt;/titulo&gt;</text:span><text:span text:style-name="T16"/></text:p>
      <text:list text:continue-numbering="true" text:style-name="WWNum19">
        <text:list-item>
          <text:p text:style-name="P68" loext:marker-style-name="T10"><text:span text:style-name="T10">Suma de las duraciones de las películas de género “Drama”</text:span><text:span text:style-name="T10"/></text:p>
        </text:list-item>
      </text:list>
      <text:p text:style-name="P7" loext:marker-style-name="T16"><text:span text:style-name="T16">2698</text:span><text:span text:style-name="T16"/></text:p>
      <text:p text:style-name="P26" loext:marker-style-name="T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Segoe UI" style:font-size-asian="12pt" style:language-asian="es" style:country-asian="E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true" style:font-name-asian="Segoe UI" style:font-size-asian="12pt" style:language-asian="es" style:country-asian="ES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  <style:text-properties fo:color="#800000" loext:opacity="100%" style:font-name="Arial" fo:font-family="Arial" style:font-family-generic="roman" style:font-pitch="variable" fo:font-size="11pt" style:text-underline-style="solid" style:text-underline-width="auto" style:text-underline-color="#800000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color="#0f4761" loext:opacity="100%" style:font-name="Aptos Display" fo:font-family="'Aptos Display'" style:font-family-generic="roman" style:font-pitch="variable" fo:font-size="16pt" style:text-underline-style="none" fo:font-weight="normal" style:letter-kerning="false" style:font-name-asian="Segoe UI" style:font-family-asian="'Segoe UI'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/>
      <style:text-properties style:use-window-font-color="true" loext:opacity="0%"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800000" loext:opacity="100%" style:font-name="Arial" fo:font-family="Arial" style:font-family-generic="roman" style:font-pitch="variable" fo:font-size="11pt" style:text-underline-style="solid" style:text-underline-width="auto" style:text-underline-color="#800000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2" style:display-name="ListLabel 8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3" style:display-name="ListLabel 8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4" style:display-name="ListLabel 8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5" style:display-name="ListLabel 8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6" style:display-name="ListLabel 8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7" style:display-name="ListLabel 8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8" style:display-name="ListLabel 8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9" style:display-name="ListLabel 8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0" style:display-name="ListLabel 90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100" style:display-name="ListLabel 1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0" style:display-name="ListLabel 1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1" style:display-name="ListLabel 11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2" style:display-name="ListLabel 11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3" style:display-name="ListLabel 11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4" style:display-name="ListLabel 11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5" style:display-name="ListLabel 11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6" style:display-name="ListLabel 11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7" style:display-name="ListLabel 11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8" style:display-name="ListLabel 11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7" style:display-name="ListLabel 13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8" style:display-name="ListLabel 13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9" style:display-name="ListLabel 13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0" style:display-name="ListLabel 14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1" style:display-name="ListLabel 14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2" style:display-name="ListLabel 14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3" style:display-name="ListLabel 14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4" style:display-name="ListLabel 14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1.884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3.18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4.45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5.72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6.99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8.26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9.53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10.8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2.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3.925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5.509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6.779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8.049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9.319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10.589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11.859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3.129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4.3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 text:start-value="6">
        <style:list-level-properties text:list-level-position-and-space-mode="label-alignment">
          <style:list-level-label-alignment text:label-followed-by="listtab" fo:margin-left="4.085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5.503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6.773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8.043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9.313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10.583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11.853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13.123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4.3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3.6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4.87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6.14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7.41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8.68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9.95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11.22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2.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2.942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4.239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5.509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6.779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8.049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9.319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10.589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11.859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3.1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5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3.602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4.872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6.142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7.412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8.682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9.952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11.222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2.4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margin-left="2.353cm"/>
        </style:list-level-properties>
      </text:list-level-style-number>
      <text:list-level-style-number text:level="2" text:style-name="ListLabel_20_83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84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85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86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87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88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89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90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8">
        <style:list-level-properties text:list-level-position-and-space-mode="label-alignment">
          <style:list-level-label-alignment text:label-followed-by="listtab" fo:margin-left="2.57cm"/>
        </style:list-level-properties>
      </text:list-level-style-number>
      <text:list-level-style-number text:level="2" text:style-name="ListLabel_20_92" loext:num-list-format="%2%" style:num-format="a" style:num-letter-sync="true">
        <style:list-level-properties text:list-level-position-and-space-mode="label-alignment">
          <style:list-level-label-alignment text:label-followed-by="listtab" fo:margin-left="3.605cm"/>
        </style:list-level-properties>
      </text:list-level-style-number>
      <text:list-level-style-number text:level="3" text:style-name="ListLabel_20_93" loext:num-list-format="%3%" style:num-format="i">
        <style:list-level-properties text:list-level-position-and-space-mode="label-alignment">
          <style:list-level-label-alignment text:label-followed-by="listtab" fo:margin-left="4.875cm"/>
        </style:list-level-properties>
      </text:list-level-style-number>
      <text:list-level-style-number text:level="4" text:style-name="ListLabel_20_94" loext:num-list-format="%4%" style:num-format="1">
        <style:list-level-properties text:list-level-position-and-space-mode="label-alignment">
          <style:list-level-label-alignment text:label-followed-by="listtab" fo:margin-left="6.145cm"/>
        </style:list-level-properties>
      </text:list-level-style-number>
      <text:list-level-style-number text:level="5" text:style-name="ListLabel_20_95" loext:num-list-format="%5%" style:num-format="a" style:num-letter-sync="true">
        <style:list-level-properties text:list-level-position-and-space-mode="label-alignment">
          <style:list-level-label-alignment text:label-followed-by="listtab" fo:margin-left="7.415cm"/>
        </style:list-level-properties>
      </text:list-level-style-number>
      <text:list-level-style-number text:level="6" text:style-name="ListLabel_20_96" loext:num-list-format="%6%" style:num-format="i">
        <style:list-level-properties text:list-level-position-and-space-mode="label-alignment">
          <style:list-level-label-alignment text:label-followed-by="listtab" fo:margin-left="8.685cm"/>
        </style:list-level-properties>
      </text:list-level-style-number>
      <text:list-level-style-number text:level="7" text:style-name="ListLabel_20_97" loext:num-list-format="%7%" style:num-format="1">
        <style:list-level-properties text:list-level-position-and-space-mode="label-alignment">
          <style:list-level-label-alignment text:label-followed-by="listtab" fo:margin-left="9.955cm"/>
        </style:list-level-properties>
      </text:list-level-style-number>
      <text:list-level-style-number text:level="8" text:style-name="ListLabel_20_98" loext:num-list-format="%8%" style:num-format="a" style:num-letter-sync="true">
        <style:list-level-properties text:list-level-position-and-space-mode="label-alignment">
          <style:list-level-label-alignment text:label-followed-by="listtab" fo:margin-left="11.225cm"/>
        </style:list-level-properties>
      </text:list-level-style-number>
      <text:list-level-style-number text:level="9" text:style-name="ListLabel_20_99" loext:num-list-format="%9%" style:num-format="i">
        <style:list-level-properties text:list-level-position-and-space-mode="label-alignment">
          <style:list-level-label-alignment text:label-followed-by="listtab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margin-left="1.249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17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110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111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112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113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114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115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116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117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1.884cm"/>
        </style:list-level-properties>
      </text:list-level-style-number>
      <text:list-level-style-number text:level="2" text:style-name="ListLabel_20_137" loext:num-list-format="%2%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ListLabel_20_138" loext:num-list-format="%3%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ListLabel_20_139" loext:num-list-format="%4%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ListLabel_20_140" loext:num-list-format="%5%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ListLabel_20_141" loext:num-list-format="%6%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ListLabel_20_142" loext:num-list-format="%7%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ListLabel_20_143" loext:num-list-format="%8%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ListLabel_20_144" loext:num-list-format="%9%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334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0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7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44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14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84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54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24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2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2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286cm" fo:margin-left="0cm" fo:margin-top="0cm" fo:margin-bottom="0cm" table:align="left" style:writing-mode="lr-tb"/>
    </style:style>
    <style:style style:name="Tabla2.A" style:family="table-column">
      <style:table-column-properties style:column-width="2.748cm"/>
    </style:style>
    <style:style style:name="Tabla2.B" style:family="table-column">
      <style:table-column-properties style:column-width="10.123cm"/>
    </style:style>
    <style:style style:name="Tabla2.C" style:family="table-column">
      <style:table-column-properties style:column-width="2.415cm"/>
    </style:style>
    <style:style style:name="Tabla2.1" style:family="table-row">
      <style:table-row-properties style:min-row-height="2.007cm" fo:keep-together="auto"/>
    </style:style>
    <style:style style:name="Tabla2.A1" style:family="table-cell">
      <style:table-cell-properties fo:padding-left="0.009cm" fo:padding-right="0.079cm" fo:padding-top="0.021cm" fo:padding-bottom="0cm" fo:border="0.5pt solid #000000" style:writing-mode="lr-tb"/>
    </style:style>
    <style:style style:name="Tabla3" style:family="table">
      <style:table-properties style:width="15.286cm" fo:margin-left="0cm" fo:margin-top="0cm" fo:margin-bottom="0cm" table:align="left" style:writing-mode="lr-tb"/>
    </style:style>
    <style:style style:name="Tabla3.A" style:family="table-column">
      <style:table-column-properties style:column-width="2.748cm"/>
    </style:style>
    <style:style style:name="Tabla3.B" style:family="table-column">
      <style:table-column-properties style:column-width="10.123cm"/>
    </style:style>
    <style:style style:name="Tabla3.C" style:family="table-column">
      <style:table-column-properties style:column-width="2.415cm"/>
    </style:style>
    <style:style style:name="Tabla3.1" style:family="table-row">
      <style:table-row-properties style:min-row-height="2.007cm" fo:keep-together="auto"/>
    </style:style>
    <style:style style:name="Tabla3.A1" style:family="table-cell">
      <style:table-cell-properties fo:padding-left="0.009cm" fo:padding-right="0.079cm" fo:padding-top="0.021cm" fo:padding-bottom="0cm" fo:border="0.5pt solid #000000" style:writing-mode="lr-tb"/>
    </style:style>
    <style:style style:name="MP1" style:family="paragraph" style:parent-style-name="Standard">
      <style:paragraph-properties fo:margin-top="0cm" fo:margin-bottom="1.868cm" style:contextual-spacing="false"/>
      <style:text-properties style:font-name="Arial" fo:font-size="10pt" style:font-name-asian="Arial2" style:font-size-asian="10pt" style:font-name-complex="Arial2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true" style:language-asian="es" style:country-asian="ES" style:font-size-complex="12pt" style:language-complex="ar" style:country-complex="SA"/>
    </style:style>
    <style:style style:name="MP3" style:family="paragraph" style:parent-style-name="Standard">
      <style:paragraph-properties fo:margin-left="0.078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MP4" style:family="paragraph" style:parent-style-name="Standard">
      <style:paragraph-properties fo:margin-left="1.693cm" fo:margin-right="1.49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/>
      <style:text-properties style:font-name="Arial" fo:font-size="10pt" style:font-name-asian="Arial2" style:font-size-asian="10pt" style:font-name-complex="Arial2"/>
    </style:style>
    <style:style style:name="M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es" fo:country="ES" style:letter-kerning="true" style:font-name-asian="Times New Roman1" style:language-asian="es" style:country-asian="ES" style:font-name-complex="Times New Roman1" style:font-size-complex="12pt" style:language-complex="ar" style:country-complex="SA"/>
    </style:style>
    <style:style style:name="MT1" style:family="text">
      <style:text-properties style:font-name="Times New Roman" style:font-name-asian="Times New Roman1" style:font-name-complex="Times New Roman1"/>
    </style:style>
    <style:style style:name="M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448cm" fo:margin-bottom="2.54cm" fo:margin-left="1.905cm" fo:margin-right="1.905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2cm" fo:margin-left="0cm" fo:margin-right="0cm" fo:margin-bottom="0.9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paragraph" svg:x="2.836cm" svg:y="1.744cm" svg:width="15.286cm" draw:z-index="14"><draw:text-box fo:min-height="0.041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><text:span text:style-name="MT1"><text:s/></text:span><draw:frame draw:style-name="Mfr2" draw:name="Imagen2" text:anchor-type="as-char" svg:width="2.54cm" svg:height="1.191cm" draw:z-index="29"><draw:image xlink:href="Pictures/10000000000000FA0000005A86E56824ECB1A7ED.jpg" xlink:type="simple" xlink:show="embed" xlink:actuate="onLoad" draw:mime-type="image/jpeg"/></draw:frame></text:p></table:table-cell><table:table-cell table:style-name="Tabla2.A1" office:value-type="string"><text:p text:style-name="MP3">LENGUAJE DE MARCAS </text:p><text:p text:style-name="MP4">EJERCICIOS TEMA 7 XPATH </text:p></table:table-cell><table:table-cell table:style-name="Tabla2.A1" office:value-type="string"><text:p text:style-name="MP2"><text:span text:style-name="MT1"><text:s/></text:span><draw:frame draw:style-name="Mfr2" draw:name="Imagen3" text:anchor-type="as-char" svg:width="2.163cm" svg:height="1.773cm" draw:z-index="44"><draw:image xlink:href="Pictures/1000000000000064000000528104113F660A6F50.jpg" xlink:type="simple" xlink:show="embed" xlink:actuate="onLoad" draw:mime-type="image/jpeg"/></draw:frame></text:p></table:table-cell></table:table-row></table:table></draw:text-box></draw:frame><text:s/></text:p>
        <text:p text:style-name="MP5"><text:s/></text:p>
        <text:p text:style-name="MP5"><text:s/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Marco3" text:anchor-type="paragraph" svg:x="2.836cm" svg:y="1.744cm" svg:width="15.286cm" draw:z-index="45"><draw:text-box fo:min-height="0.041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office:value-type="string"><text:p text:style-name="MP2"><text:span text:style-name="MT1"><text:s/></text:span><draw:frame draw:style-name="Mfr2" draw:name="Picture 9" text:anchor-type="as-char" svg:width="2.54cm" svg:height="1.191cm" draw:z-index="46"><draw:image xlink:href="Pictures/10000000000000FA0000005A86E56824ECB1A7ED.jpg" xlink:type="simple" xlink:show="embed" xlink:actuate="onLoad" draw:mime-type="image/jpeg"/></draw:frame></text:p></table:table-cell><table:table-cell table:style-name="Tabla3.A1" office:value-type="string"><text:p text:style-name="MP3">LENGUAJE DE MARCAS </text:p><text:p text:style-name="MP4">EJERCICIOS TEMA 7 XPATH </text:p></table:table-cell><table:table-cell table:style-name="Tabla3.A1" office:value-type="string"><text:p text:style-name="MP6"><text:s/></text:p></table:table-cell></table:table-row></table:table></draw:text-box></draw:frame>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jercicio 1</dc:title>
    <meta:initial-creator>admin</meta:initial-creator>
    <meta:editing-cycles>40</meta:editing-cycles>
    <meta:creation-date>2024-04-17T06:34:00</meta:creation-date>
    <dc:date>2024-05-30T18:26:38.431000000</dc:date>
    <meta:generator>LibreOffice/7.6.2.1$Windows_X86_64 LibreOffice_project/56f7684011345957bbf33a7ee678afaf4d2ba333</meta:generator>
    <meta:editing-duration>PT6H14M1S</meta:editing-duration>
    <meta:document-statistic meta:table-count="2" meta:image-count="3" meta:object-count="0" meta:page-count="16" meta:paragraph-count="581" meta:word-count="2517" meta:character-count="22552" meta:non-whitespace-character-count="20566"/>
    <meta:user-defined meta:name="AppVersion">16.0000</meta:user-defined>
    <meta:template xlink:type="simple" xlink:actuate="onRequest" xlink:title="Normal.dotm" xlink:href=""/>
  </office:meta>
</office:document-meta>
</file>